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99000000910218B56D9289999A.png" manifest:media-type="image/png"/>
  <manifest:file-entry manifest:full-path="Pictures/100002010000043C00000109BE261EEABE652E7C.png" manifest:media-type="image/png"/>
  <manifest:file-entry manifest:full-path="Pictures/10000201000000990000009126270E113EE212F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0c8ec6" officeooo:paragraph-rsid="000c8ec6"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4pt" fo:font-weight="bold" officeooo:rsid="000c8ec6" officeooo:paragraph-rsid="00433fc3"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4pt" fo:font-weight="bold" officeooo:rsid="001c1e6a" officeooo:paragraph-rsid="001c1e6a"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4pt" fo:font-weight="bold" officeooo:rsid="001e5d0f" officeooo:paragraph-rsid="001e5d0f"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fo:font-weight="bold" officeooo:rsid="0043d51f" officeooo:paragraph-rsid="0043d51f"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weight="bold" officeooo:rsid="000c8ec6" officeooo:paragraph-rsid="000c8ec6" style:font-weight-asian="bold" style:font-weight-complex="bold"/>
    </style:style>
    <style:style style:name="P7" style:family="paragraph" style:parent-style-name="Standard">
      <style:text-properties fo:font-weight="bold" officeooo:rsid="0036f5c3" officeooo:paragraph-rsid="0036f5c3" style:font-weight-asian="bold" style:font-weight-complex="bold"/>
    </style:style>
    <style:style style:name="P8" style:family="paragraph" style:parent-style-name="Standard">
      <style:paragraph-properties fo:text-align="center" style:justify-single-word="false"/>
      <style:text-properties fo:font-size="10pt" fo:font-weight="bold" officeooo:rsid="001c1e6a" officeooo:paragraph-rsid="001c1e6a" style:font-size-asian="10pt" style:font-weight-asian="bold" style:font-size-complex="10pt" style:font-weight-complex="bold"/>
    </style:style>
    <style:style style:name="P9" style:family="paragraph" style:parent-style-name="Standard">
      <style:text-properties officeooo:paragraph-rsid="000c8ec6"/>
    </style:style>
    <style:style style:name="P10" style:family="paragraph" style:parent-style-name="Standard">
      <style:paragraph-properties fo:text-align="center" style:justify-single-word="false"/>
      <style:text-properties fo:font-size="12pt" fo:font-weight="bold" officeooo:rsid="001cd967" officeooo:paragraph-rsid="001cd967" style:font-size-asian="12pt" style:font-weight-asian="bold" style:font-size-complex="12pt" style:font-weight-complex="bold"/>
    </style:style>
    <style:style style:name="P11" style:family="paragraph" style:parent-style-name="Standard">
      <style:paragraph-properties fo:text-align="center" style:justify-single-word="false"/>
      <style:text-properties fo:font-size="12pt" fo:font-weight="bold" officeooo:rsid="001e5d0f" officeooo:paragraph-rsid="001e5d0f" style:font-size-asian="12pt" style:font-weight-asian="bold" style:font-size-complex="12pt" style:font-weight-complex="bold"/>
    </style:style>
    <style:style style:name="P12" style:family="paragraph" style:parent-style-name="Text_20_body">
      <style:text-properties officeooo:rsid="002779c0" officeooo:paragraph-rsid="002779c0"/>
    </style:style>
    <style:style style:name="P13" style:family="paragraph" style:parent-style-name="Text_20_body">
      <style:text-properties officeooo:rsid="002779c0" officeooo:paragraph-rsid="0052f3b1"/>
    </style:style>
    <style:style style:name="P14" style:family="paragraph" style:parent-style-name="Text_20_body">
      <style:text-properties officeooo:rsid="002779c0" officeooo:paragraph-rsid="0054411e"/>
    </style:style>
    <style:style style:name="P15" style:family="paragraph" style:parent-style-name="Text_20_body">
      <style:text-properties officeooo:rsid="003473cd" officeooo:paragraph-rsid="003473cd"/>
    </style:style>
    <style:style style:name="P16" style:family="paragraph" style:parent-style-name="Text_20_body">
      <style:text-properties officeooo:rsid="003845a0" officeooo:paragraph-rsid="003845a0"/>
    </style:style>
    <style:style style:name="P17" style:family="paragraph" style:parent-style-name="Text_20_body">
      <style:text-properties officeooo:rsid="0038fcc2" officeooo:paragraph-rsid="0038fcc2"/>
    </style:style>
    <style:style style:name="P18" style:family="paragraph" style:parent-style-name="Text_20_body">
      <style:text-properties officeooo:rsid="0025a80a" officeooo:paragraph-rsid="004949db"/>
    </style:style>
    <style:style style:name="P19" style:family="paragraph" style:parent-style-name="Text_20_body">
      <style:text-properties officeooo:rsid="0025a80a" officeooo:paragraph-rsid="00519963"/>
    </style:style>
    <style:style style:name="P20" style:family="paragraph" style:parent-style-name="Text_20_body">
      <style:text-properties officeooo:rsid="005885fc" officeooo:paragraph-rsid="005885fc"/>
    </style:style>
    <style:style style:name="P21" style:family="paragraph" style:parent-style-name="Text_20_body">
      <style:text-properties officeooo:rsid="006053af" officeooo:paragraph-rsid="006053af"/>
    </style:style>
    <style:style style:name="P22" style:family="paragraph" style:parent-style-name="Text_20_body">
      <style:text-properties officeooo:rsid="00610be9" officeooo:paragraph-rsid="00610be9"/>
    </style:style>
    <style:style style:name="P23" style:family="paragraph" style:parent-style-name="Text_20_body">
      <style:text-properties officeooo:rsid="006852b7" officeooo:paragraph-rsid="006852b7"/>
    </style:style>
    <style:style style:name="P24" style:family="paragraph" style:parent-style-name="Text_20_body">
      <style:text-properties officeooo:rsid="006cadd0" officeooo:paragraph-rsid="006cadd0"/>
    </style:style>
    <style:style style:name="P25" style:family="paragraph" style:parent-style-name="Text_20_body">
      <style:text-properties officeooo:rsid="006ea057" officeooo:paragraph-rsid="006ea057"/>
    </style:style>
    <style:style style:name="P26" style:family="paragraph" style:parent-style-name="Text_20_body">
      <style:text-properties officeooo:rsid="007eb01e" officeooo:paragraph-rsid="007eb01e"/>
    </style:style>
    <style:style style:name="P27" style:family="paragraph" style:parent-style-name="Text_20_body">
      <style:text-properties officeooo:rsid="00824c18" officeooo:paragraph-rsid="00824c18"/>
    </style:style>
    <style:style style:name="P28" style:family="paragraph" style:parent-style-name="Text_20_body">
      <style:text-properties officeooo:rsid="0086207f" officeooo:paragraph-rsid="0086207f"/>
    </style:style>
    <style:style style:name="P29" style:family="paragraph" style:parent-style-name="Text_20_body">
      <style:text-properties officeooo:rsid="0087b71f" officeooo:paragraph-rsid="0087b71f"/>
    </style:style>
    <style:style style:name="P30" style:family="paragraph" style:parent-style-name="Text_20_body">
      <style:text-properties officeooo:rsid="008a4671" officeooo:paragraph-rsid="008a4671"/>
    </style:style>
    <style:style style:name="P31" style:family="paragraph" style:parent-style-name="Text_20_body">
      <style:text-properties officeooo:rsid="008af0d8" officeooo:paragraph-rsid="008af0d8"/>
    </style:style>
    <style:style style:name="P32" style:family="paragraph" style:parent-style-name="Text_20_body">
      <style:text-properties fo:font-style="normal" officeooo:rsid="008a4671" officeooo:paragraph-rsid="008a4671" style:font-style-asian="normal" style:font-style-complex="normal"/>
    </style:style>
    <style:style style:name="P33" style:family="paragraph" style:parent-style-name="Text_20_body">
      <style:text-properties officeooo:rsid="008c1e29" officeooo:paragraph-rsid="008c1e29"/>
    </style:style>
    <style:style style:name="P34" style:family="paragraph" style:parent-style-name="Text_20_body">
      <style:text-properties officeooo:rsid="008ca216" officeooo:paragraph-rsid="008ca216"/>
    </style:style>
    <style:style style:name="P35" style:family="paragraph" style:parent-style-name="Text_20_body">
      <style:text-properties officeooo:rsid="008d0c16" officeooo:paragraph-rsid="008d0c16"/>
    </style:style>
    <style:style style:name="P36" style:family="paragraph" style:parent-style-name="Text_20_body">
      <style:text-properties officeooo:rsid="009c6640" officeooo:paragraph-rsid="009c6640"/>
    </style:style>
    <style:style style:name="P37" style:family="paragraph" style:parent-style-name="Text_20_body">
      <style:text-properties officeooo:rsid="00a0b545" officeooo:paragraph-rsid="00a0b545"/>
    </style:style>
    <style:style style:name="P38" style:family="paragraph" style:parent-style-name="Text_20_body">
      <style:text-properties officeooo:rsid="00a5efa1" officeooo:paragraph-rsid="00a5efa1"/>
    </style:style>
    <style:style style:name="P39" style:family="paragraph" style:parent-style-name="Text_20_body">
      <style:text-properties officeooo:rsid="00a730e6" officeooo:paragraph-rsid="00a730e6"/>
    </style:style>
    <style:style style:name="P40" style:family="paragraph" style:parent-style-name="Text_20_body">
      <style:text-properties officeooo:rsid="00ae53d7" officeooo:paragraph-rsid="00ae53d7"/>
    </style:style>
    <style:style style:name="P41" style:family="paragraph" style:parent-style-name="Text_20_body">
      <style:text-properties officeooo:rsid="00c16c78" officeooo:paragraph-rsid="00c16c78"/>
    </style:style>
    <style:style style:name="P42" style:family="paragraph" style:parent-style-name="Text_20_body">
      <style:text-properties officeooo:rsid="00d997fc" officeooo:paragraph-rsid="00df90b6"/>
    </style:style>
    <style:style style:name="P43" style:family="paragraph" style:parent-style-name="Text_20_body">
      <style:text-properties officeooo:rsid="00dbcc28" officeooo:paragraph-rsid="00df90b6"/>
    </style:style>
    <style:style style:name="P44" style:family="paragraph" style:parent-style-name="Text_20_body">
      <style:text-properties officeooo:rsid="00f9a287" officeooo:paragraph-rsid="00f9a287"/>
    </style:style>
    <style:style style:name="P45" style:family="paragraph" style:parent-style-name="Text_20_body">
      <style:text-properties officeooo:rsid="00fa8c95" officeooo:paragraph-rsid="00fa8c95"/>
    </style:style>
    <style:style style:name="P46" style:family="paragraph" style:parent-style-name="Text_20_body">
      <style:text-properties officeooo:rsid="01121ac9" officeooo:paragraph-rsid="01121ac9"/>
    </style:style>
    <style:style style:name="P47" style:family="paragraph" style:parent-style-name="Standard">
      <style:paragraph-properties fo:text-align="center" style:justify-single-word="false" fo:break-before="page"/>
      <style:text-properties fo:font-size="14pt" fo:font-weight="bold" officeooo:rsid="000c8ec6" officeooo:paragraph-rsid="000c8ec6" style:font-size-asian="14pt" style:font-weight-asian="bold" style:font-size-complex="14pt" style:font-weight-complex="bold"/>
    </style:style>
    <style:style style:name="P48" style:family="paragraph" style:parent-style-name="Text_20_body">
      <style:paragraph-properties fo:break-before="page"/>
      <style:text-properties officeooo:rsid="008d0c16" officeooo:paragraph-rsid="008d0c16"/>
    </style:style>
    <style:style style:name="P49" style:family="paragraph" style:parent-style-name="Bibliography_20_Heading">
      <style:paragraph-properties fo:break-before="page"/>
    </style:style>
    <style:style style:name="P50" style:family="paragraph" style:parent-style-name="Illustration_20_Index_20_1">
      <style:paragraph-properties>
        <style:tab-stops>
          <style:tab-stop style:position="6.6929in" style:type="right" style:leader-style="dotted" style:leader-text="."/>
        </style:tab-stops>
      </style:paragraph-properties>
    </style:style>
    <style:style style:name="P51" style:family="paragraph" style:parent-style-name="Bibliography_20_1">
      <style:paragraph-properties>
        <style:tab-stops/>
      </style:paragraph-properties>
    </style:style>
    <style:style style:name="P52" style:family="paragraph" style:parent-style-name="Contents_20_1">
      <style:paragraph-properties>
        <style:tab-stops>
          <style:tab-stop style:position="5.7681in" style:type="right" style:leader-style="dotted" style:leader-text="."/>
        </style:tab-stops>
      </style:paragraph-properties>
    </style:style>
    <style:style style:name="P53" style:family="paragraph" style:parent-style-name="Contents_20_2">
      <style:paragraph-properties>
        <style:tab-stops>
          <style:tab-stop style:position="5.5717in" style:type="right" style:leader-style="dotted" style:leader-text="."/>
        </style:tab-stops>
      </style:paragraph-properties>
    </style:style>
    <style:style style:name="P54" style:family="paragraph" style:parent-style-name="Contents_20_3">
      <style:paragraph-properties>
        <style:tab-stops>
          <style:tab-stop style:position="5.3752in" style:type="right" style:leader-style="dotted" style:leader-text="."/>
        </style:tab-stops>
      </style:paragraph-properties>
    </style:style>
    <style:style style:name="P55" style:family="paragraph" style:parent-style-name="Contents_20_4">
      <style:paragraph-properties>
        <style:tab-stops>
          <style:tab-stop style:position="5.1783in" style:type="right" style:leader-style="dotted" style:leader-text="."/>
        </style:tab-stops>
      </style:paragraph-properties>
    </style:style>
    <style:style style:name="P56" style:family="paragraph" style:parent-style-name="Standard" style:master-page-name="Cover_20_Depan">
      <style:paragraph-properties fo:text-align="center" style:justify-single-word="false" style:page-number="auto"/>
      <style:text-properties fo:font-size="14pt" fo:font-weight="bold" officeooo:rsid="000c8ec6" officeooo:paragraph-rsid="000c8ec6" style:font-size-asian="14pt" style:font-weight-asian="bold" style:font-size-complex="14pt" style:font-weight-complex="bold"/>
    </style:style>
    <style:style style:name="P57" style:family="paragraph" style:parent-style-name="Standard" style:master-page-name="Pernyataan_20_Orisinalitas">
      <style:paragraph-properties fo:text-align="center" style:justify-single-word="false" style:page-number="auto"/>
      <style:text-properties fo:font-size="14pt" fo:font-weight="bold" officeooo:rsid="002e69f3" officeooo:paragraph-rsid="002e69f3" style:font-size-asian="14pt" style:font-weight-asian="bold" style:font-size-complex="14pt" style:font-weight-complex="bold"/>
    </style:style>
    <style:style style:name="P58" style:family="paragraph" style:parent-style-name="Standard" style:master-page-name="Pengesahan">
      <style:paragraph-properties fo:text-align="center" style:justify-single-word="false" style:page-number="auto"/>
      <style:text-properties fo:font-size="14pt" fo:font-weight="bold" officeooo:rsid="002f6510" officeooo:paragraph-rsid="002f6510" style:font-size-asian="14pt" style:font-weight-asian="bold" style:font-size-complex="14pt" style:font-weight-complex="bold"/>
    </style:style>
    <style:style style:name="P59" style:family="paragraph" style:parent-style-name="Standard" style:master-page-name="Pengantar">
      <style:paragraph-properties fo:text-align="center" style:justify-single-word="false" style:page-number="auto"/>
      <style:text-properties fo:font-size="14pt" fo:font-weight="bold" officeooo:rsid="0030bcd2" officeooo:paragraph-rsid="0030bcd2" style:font-size-asian="14pt" style:font-weight-asian="bold" style:font-size-complex="14pt" style:font-weight-complex="bold"/>
    </style:style>
    <style:style style:name="P60" style:family="paragraph" style:parent-style-name="Standard" style:master-page-name="Publikasi">
      <style:paragraph-properties fo:text-align="center" style:justify-single-word="false" style:page-number="1"/>
      <style:text-properties fo:font-size="14pt" fo:font-weight="bold" officeooo:rsid="0031db5d" officeooo:paragraph-rsid="0031db5d" style:font-size-asian="14pt" style:font-weight-asian="bold" style:font-size-complex="14pt" style:font-weight-complex="bold"/>
    </style:style>
    <style:style style:name="P61" style:family="paragraph" style:parent-style-name="Standard" style:master-page-name="Abstrak">
      <style:paragraph-properties fo:text-align="center" style:justify-single-word="false" style:page-number="auto"/>
      <style:text-properties fo:font-size="14pt" fo:font-weight="bold" officeooo:rsid="00321cf3" officeooo:paragraph-rsid="00321cf3" style:font-size-asian="14pt" style:font-weight-asian="bold" style:font-size-complex="14pt" style:font-weight-complex="bold"/>
    </style:style>
    <style:style style:name="P62" style:family="paragraph" style:parent-style-name="Text_20_body" style:list-style-name="L1">
      <style:text-properties officeooo:rsid="005885fc" officeooo:paragraph-rsid="005885fc"/>
    </style:style>
    <style:style style:name="P63" style:family="paragraph" style:parent-style-name="Text_20_body" style:list-style-name="L3">
      <style:text-properties officeooo:rsid="005885fc" officeooo:paragraph-rsid="005885fc"/>
    </style:style>
    <style:style style:name="P64" style:family="paragraph" style:parent-style-name="Text_20_body" style:list-style-name="L2">
      <style:text-properties officeooo:rsid="005a2752" officeooo:paragraph-rsid="005a2752"/>
    </style:style>
    <style:style style:name="P65" style:family="paragraph" style:parent-style-name="Text_20_body" style:list-style-name="L4">
      <style:text-properties officeooo:rsid="003845a0" officeooo:paragraph-rsid="003845a0"/>
    </style:style>
    <style:style style:name="P66" style:family="paragraph" style:parent-style-name="Text_20_body" style:list-style-name="L5">
      <style:text-properties officeooo:rsid="0038fcc2" officeooo:paragraph-rsid="0038fcc2"/>
    </style:style>
    <style:style style:name="P67" style:family="paragraph" style:parent-style-name="Text_20_body" style:list-style-name="L5">
      <style:text-properties officeooo:rsid="003cf2fc" officeooo:paragraph-rsid="003cf2fc"/>
    </style:style>
    <style:style style:name="P68" style:family="paragraph" style:parent-style-name="Text_20_body" style:list-style-name="L5">
      <style:text-properties officeooo:rsid="003d9dd3" officeooo:paragraph-rsid="003d9dd3"/>
    </style:style>
    <style:style style:name="P69" style:family="paragraph" style:parent-style-name="Text_20_body" style:list-style-name="L5">
      <style:text-properties officeooo:rsid="003edaf0" officeooo:paragraph-rsid="003edaf0"/>
    </style:style>
    <style:style style:name="P70" style:family="paragraph" style:parent-style-name="Text_20_body" style:list-style-name="L6">
      <style:text-properties officeooo:rsid="0061ec92" officeooo:paragraph-rsid="0061ec92"/>
    </style:style>
    <style:style style:name="P71" style:family="paragraph" style:parent-style-name="Text_20_body" style:list-style-name="L7">
      <style:text-properties fo:font-style="normal" officeooo:rsid="00701781" officeooo:paragraph-rsid="00701781" style:font-style-asian="normal" style:font-style-complex="normal"/>
    </style:style>
    <style:style style:name="P72" style:family="paragraph" style:parent-style-name="Text_20_body" style:list-style-name="L7">
      <style:text-properties fo:font-style="normal" officeooo:rsid="00797ecf" officeooo:paragraph-rsid="00797ecf" style:font-style-asian="normal" style:font-style-complex="normal"/>
    </style:style>
    <style:style style:name="P73" style:family="paragraph" style:parent-style-name="Text_20_body" style:list-style-name="L7">
      <style:text-properties fo:font-style="normal" officeooo:rsid="007b168b" officeooo:paragraph-rsid="007b168b" style:font-style-asian="normal" style:font-style-complex="normal"/>
    </style:style>
    <style:style style:name="P74" style:family="paragraph" style:parent-style-name="Text_20_body" style:list-style-name="L8">
      <style:text-properties fo:font-style="normal" officeooo:rsid="008a4671" officeooo:paragraph-rsid="008a4671" style:font-style-asian="normal" style:font-style-complex="normal"/>
    </style:style>
    <style:style style:name="P75" style:family="paragraph" style:parent-style-name="Text_20_body" style:list-style-name="L12">
      <style:text-properties fo:font-style="normal" officeooo:rsid="00b1d949" officeooo:paragraph-rsid="00b1d949" style:font-style-asian="normal" style:font-style-complex="normal"/>
    </style:style>
    <style:style style:name="P76" style:family="paragraph" style:parent-style-name="Text_20_body" style:list-style-name="L12">
      <style:text-properties fo:font-style="normal" officeooo:rsid="00b4bd08" officeooo:paragraph-rsid="00b4bd08" style:font-style-asian="normal" style:font-style-complex="normal"/>
    </style:style>
    <style:style style:name="P77" style:family="paragraph" style:parent-style-name="Text_20_body" style:list-style-name="L14">
      <style:text-properties fo:font-style="normal" officeooo:rsid="00f83937" officeooo:paragraph-rsid="00f83937" style:font-style-asian="normal" style:font-style-complex="normal"/>
    </style:style>
    <style:style style:name="P78" style:family="paragraph" style:parent-style-name="Text_20_body" style:list-style-name="L9">
      <style:text-properties officeooo:rsid="008d0c16" officeooo:paragraph-rsid="008d0c16"/>
    </style:style>
    <style:style style:name="P79" style:family="paragraph" style:parent-style-name="Text_20_body" style:list-style-name="L9">
      <style:text-properties officeooo:rsid="008e7d5a" officeooo:paragraph-rsid="008e7d5a"/>
    </style:style>
    <style:style style:name="P80" style:family="paragraph" style:parent-style-name="Text_20_body" style:list-style-name="L9">
      <style:text-properties officeooo:rsid="0091bb18" officeooo:paragraph-rsid="0091bb18"/>
    </style:style>
    <style:style style:name="P81" style:family="paragraph" style:parent-style-name="Text_20_body" style:list-style-name="L9">
      <style:text-properties officeooo:rsid="00930ae7" officeooo:paragraph-rsid="00930ae7"/>
    </style:style>
    <style:style style:name="P82" style:family="paragraph" style:parent-style-name="Text_20_body" style:list-style-name="L9">
      <style:text-properties officeooo:rsid="0093f791" officeooo:paragraph-rsid="0093f791"/>
    </style:style>
    <style:style style:name="P83" style:family="paragraph" style:parent-style-name="Text_20_body" style:list-style-name="L9">
      <style:text-properties officeooo:rsid="0096438b" officeooo:paragraph-rsid="0096438b"/>
    </style:style>
    <style:style style:name="P84" style:family="paragraph" style:parent-style-name="Text_20_body" style:list-style-name="L9">
      <style:text-properties officeooo:rsid="0096f8dc" officeooo:paragraph-rsid="0096f8dc"/>
    </style:style>
    <style:style style:name="P85" style:family="paragraph" style:parent-style-name="Text_20_body" style:list-style-name="L9">
      <style:text-properties officeooo:rsid="0097dcc8" officeooo:paragraph-rsid="0097dcc8"/>
    </style:style>
    <style:style style:name="P86" style:family="paragraph" style:parent-style-name="Text_20_body" style:list-style-name="L9">
      <style:text-properties officeooo:rsid="009c17b7" officeooo:paragraph-rsid="009c17b7"/>
    </style:style>
    <style:style style:name="P87" style:family="paragraph" style:parent-style-name="Text_20_body" style:list-style-name="L10">
      <style:text-properties officeooo:rsid="00a0b545" officeooo:paragraph-rsid="00a0b545"/>
    </style:style>
    <style:style style:name="P88" style:family="paragraph" style:parent-style-name="Text_20_body" style:list-style-name="L11">
      <style:text-properties officeooo:rsid="00a5efa1" officeooo:paragraph-rsid="00a5efa1"/>
    </style:style>
    <style:style style:name="P89" style:family="paragraph" style:parent-style-name="Text_20_body" style:list-style-name="L12">
      <style:text-properties officeooo:rsid="00ae53d7" officeooo:paragraph-rsid="00ae53d7"/>
    </style:style>
    <style:style style:name="P90" style:family="paragraph" style:parent-style-name="Text_20_body" style:list-style-name="L13">
      <style:text-properties officeooo:rsid="00c16c78" officeooo:paragraph-rsid="00c16c78"/>
    </style:style>
    <style:style style:name="P91" style:family="paragraph" style:parent-style-name="Text_20_body" style:list-style-name="L13">
      <style:text-properties officeooo:rsid="00c265f8" officeooo:paragraph-rsid="00c265f8"/>
    </style:style>
    <style:style style:name="P92" style:family="paragraph" style:parent-style-name="Text_20_body" style:list-style-name="L13">
      <style:text-properties officeooo:rsid="00c3ba43" officeooo:paragraph-rsid="00c3ba43"/>
    </style:style>
    <style:style style:name="P93" style:family="paragraph" style:parent-style-name="Text_20_body" style:list-style-name="L14">
      <style:text-properties officeooo:rsid="00e01319" officeooo:paragraph-rsid="00e01319"/>
    </style:style>
    <style:style style:name="P94" style:family="paragraph" style:parent-style-name="Text_20_body" style:list-style-name="L14">
      <style:text-properties officeooo:rsid="00e5ba55" officeooo:paragraph-rsid="00e61d46"/>
    </style:style>
    <style:style style:name="P95" style:family="paragraph" style:parent-style-name="Text_20_body" style:list-style-name="L14">
      <style:text-properties officeooo:rsid="00e7e71c" officeooo:paragraph-rsid="00e7e71c"/>
    </style:style>
    <style:style style:name="P96" style:family="paragraph" style:parent-style-name="Text_20_body" style:list-style-name="L14">
      <style:text-properties officeooo:rsid="00e8e8f5" officeooo:paragraph-rsid="00e8e8f5"/>
    </style:style>
    <style:style style:name="P97" style:family="paragraph" style:parent-style-name="Text_20_body" style:list-style-name="L14">
      <style:text-properties officeooo:rsid="00eea9f4" officeooo:paragraph-rsid="00eea9f4"/>
    </style:style>
    <style:style style:name="P98" style:family="paragraph" style:parent-style-name="Text_20_body" style:list-style-name="L14">
      <style:text-properties officeooo:rsid="00f442da" officeooo:paragraph-rsid="00f442da"/>
    </style:style>
    <style:style style:name="P99" style:family="paragraph" style:parent-style-name="Text_20_body" style:list-style-name="L14">
      <style:text-properties officeooo:rsid="00f501ea" officeooo:paragraph-rsid="00f501ea"/>
    </style:style>
    <style:style style:name="P100" style:family="paragraph" style:parent-style-name="Text_20_body" style:list-style-name="L14">
      <style:text-properties officeooo:rsid="00e0bdb0" officeooo:paragraph-rsid="00e0bdb0"/>
    </style:style>
    <style:style style:name="P101" style:family="paragraph" style:parent-style-name="Text_20_body" style:list-style-name="L14">
      <style:text-properties officeooo:rsid="00f744d1" officeooo:paragraph-rsid="00f744d1"/>
    </style:style>
    <style:style style:name="P102" style:family="paragraph" style:parent-style-name="Text_20_body" style:list-style-name="L15">
      <style:text-properties officeooo:rsid="00fa8c95" officeooo:paragraph-rsid="00fa8c95"/>
    </style:style>
    <style:style style:name="P103" style:family="paragraph" style:parent-style-name="Text_20_body" style:list-style-name="L15">
      <style:text-properties officeooo:rsid="01016517" officeooo:paragraph-rsid="01016517"/>
    </style:style>
    <style:style style:name="P104" style:family="paragraph" style:parent-style-name="Text_20_body" style:list-style-name="L15">
      <style:text-properties officeooo:rsid="00fe499e" officeooo:paragraph-rsid="00fe499e"/>
    </style:style>
    <style:style style:name="P105" style:family="paragraph" style:parent-style-name="Text_20_body" style:list-style-name="L15">
      <style:text-properties officeooo:rsid="00fc4d1b" officeooo:paragraph-rsid="00fc4d1b"/>
    </style:style>
    <style:style style:name="P106" style:family="paragraph" style:parent-style-name="Text_20_body" style:list-style-name="L15">
      <style:text-properties officeooo:rsid="0101f1ff" officeooo:paragraph-rsid="0101f1ff"/>
    </style:style>
    <style:style style:name="P107" style:family="paragraph" style:parent-style-name="Text_20_body" style:list-style-name="L15">
      <style:text-properties officeooo:rsid="01038bd8" officeooo:paragraph-rsid="01038bd8"/>
    </style:style>
    <style:style style:name="P108" style:family="paragraph" style:parent-style-name="Text_20_body" style:list-style-name="L16">
      <style:text-properties officeooo:rsid="00cdfbc1" officeooo:paragraph-rsid="00df90b6"/>
    </style:style>
    <style:style style:name="P109" style:family="paragraph" style:parent-style-name="Text_20_body" style:list-style-name="L16">
      <style:text-properties officeooo:rsid="00cff698" officeooo:paragraph-rsid="00df90b6"/>
    </style:style>
    <style:style style:name="P110" style:family="paragraph" style:parent-style-name="Text_20_body" style:list-style-name="L16">
      <style:text-properties officeooo:rsid="00d1d4fb" officeooo:paragraph-rsid="00df90b6"/>
    </style:style>
    <style:style style:name="P111" style:family="paragraph" style:parent-style-name="Text_20_body" style:list-style-name="L16">
      <style:text-properties officeooo:rsid="00d541a3" officeooo:paragraph-rsid="00df90b6"/>
    </style:style>
    <style:style style:name="P112" style:family="paragraph" style:parent-style-name="Text_20_body" style:list-style-name="L16">
      <style:text-properties officeooo:rsid="00d69ef6" officeooo:paragraph-rsid="00df90b6"/>
    </style:style>
    <style:style style:name="P113" style:family="paragraph" style:parent-style-name="Heading_20_1">
      <style:paragraph-properties fo:break-before="page"/>
    </style:style>
    <style:style style:name="P114" style:family="paragraph" style:parent-style-name="Heading_20_1">
      <style:paragraph-properties fo:break-before="page"/>
      <style:text-properties officeooo:paragraph-rsid="000c8ec6"/>
    </style:style>
    <style:style style:name="P115" style:family="paragraph" style:parent-style-name="Heading_20_1">
      <style:paragraph-properties fo:break-before="page"/>
      <style:text-properties officeooo:rsid="0013835a"/>
    </style:style>
    <style:style style:name="P116" style:family="paragraph" style:parent-style-name="Contents_20_Heading" style:master-page-name="Isi">
      <style:paragraph-properties style:page-number="auto"/>
    </style:style>
    <style:style style:name="P117" style:family="paragraph" style:parent-style-name="Heading_20_2">
      <style:text-properties officeooo:paragraph-rsid="00233972"/>
    </style:style>
    <style:style style:name="P118" style:family="paragraph" style:parent-style-name="Heading_20_2">
      <style:text-properties officeooo:paragraph-rsid="003845a0"/>
    </style:style>
    <style:style style:name="P119" style:family="paragraph" style:parent-style-name="Heading_20_2">
      <style:text-properties officeooo:rsid="005c8b4e" officeooo:paragraph-rsid="005c8b4e"/>
    </style:style>
    <style:style style:name="P120" style:family="paragraph" style:parent-style-name="Heading_20_2" style:list-style-name="">
      <style:paragraph-properties fo:line-height="150%" fo:text-align="justify" style:justify-single-word="false">
        <style:tab-stops/>
      </style:paragraph-properties>
      <style:text-properties officeooo:rsid="0013835a" officeooo:paragraph-rsid="0013835a"/>
    </style:style>
    <style:style style:name="P121" style:family="paragraph" style:parent-style-name="Heading_20_2">
      <style:text-properties officeooo:rsid="0013835a" officeooo:paragraph-rsid="0013835a"/>
    </style:style>
    <style:style style:name="P122" style:family="paragraph" style:parent-style-name="Heading_20_2" style:list-style-name="">
      <style:paragraph-properties fo:line-height="150%" fo:text-align="justify" style:justify-single-word="false">
        <style:tab-stops/>
      </style:paragraph-properties>
    </style:style>
    <style:style style:name="P123" style:family="paragraph" style:parent-style-name="Heading_20_2">
      <style:paragraph-properties fo:break-before="page"/>
    </style:style>
    <style:style style:name="P124" style:family="paragraph" style:parent-style-name="Heading_20_2">
      <style:paragraph-properties fo:break-before="page"/>
      <style:text-properties officeooo:rsid="0013835a" officeooo:paragraph-rsid="0013835a"/>
    </style:style>
    <style:style style:name="P125" style:family="paragraph" style:parent-style-name="Heading_20_3">
      <style:text-properties officeooo:rsid="005c8b4e" officeooo:paragraph-rsid="005c8b4e"/>
    </style:style>
    <style:style style:name="P126" style:family="paragraph" style:parent-style-name="Heading_20_3">
      <style:text-properties officeooo:rsid="005c8b4e" officeooo:paragraph-rsid="0066bf9c"/>
    </style:style>
    <style:style style:name="P127" style:family="paragraph" style:parent-style-name="Heading_20_3">
      <style:text-properties officeooo:rsid="0066bf9c" officeooo:paragraph-rsid="0066bf9c"/>
    </style:style>
    <style:style style:name="P128" style:family="paragraph" style:parent-style-name="Heading_20_3">
      <style:text-properties officeooo:rsid="0088c9ab" officeooo:paragraph-rsid="0088c9ab"/>
    </style:style>
    <style:style style:name="P129" style:family="paragraph" style:parent-style-name="Heading_20_3" style:list-style-name="">
      <style:paragraph-properties fo:line-height="150%" fo:text-align="justify" style:justify-single-word="false">
        <style:tab-stops/>
      </style:paragraph-properties>
      <style:text-properties officeooo:rsid="0088c9ab" officeooo:paragraph-rsid="0088c9ab"/>
    </style:style>
    <style:style style:name="P130" style:family="paragraph" style:parent-style-name="Heading_20_3">
      <style:text-properties officeooo:rsid="00f85659"/>
    </style:style>
    <style:style style:name="P131" style:family="paragraph" style:parent-style-name="Heading_20_3">
      <style:paragraph-properties fo:break-before="page"/>
      <style:text-properties officeooo:rsid="0088c9ab" officeooo:paragraph-rsid="0088c9ab"/>
    </style:style>
    <style:style style:name="P132" style:family="paragraph" style:parent-style-name="Heading_20_4">
      <style:text-properties officeooo:rsid="00fa8c95" officeooo:paragraph-rsid="00fa8c95"/>
    </style:style>
    <style:style style:name="P133" style:family="paragraph" style:parent-style-name="Table_20_index_20_heading" style:master-page-name="Daftar_20_Tabel">
      <style:paragraph-properties style:page-number="auto"/>
    </style:style>
    <style:style style:name="P134" style:family="paragraph" style:parent-style-name="Illustration_20_Index_20_Heading" style:master-page-name="Daftar_20_Gambar">
      <style:paragraph-properties style:page-number="auto"/>
    </style:style>
    <style:style style:name="T1" style:family="text">
      <style:text-properties officeooo:rsid="00156749"/>
    </style:style>
    <style:style style:name="T2" style:family="text">
      <style:text-properties officeooo:rsid="0019a023"/>
    </style:style>
    <style:style style:name="T3" style:family="text">
      <style:text-properties officeooo:rsid="001c1e6a"/>
    </style:style>
    <style:style style:name="T4" style:family="text">
      <style:text-properties officeooo:rsid="00290d47"/>
    </style:style>
    <style:style style:name="T5" style:family="text">
      <style:text-properties officeooo:rsid="0029b7b5"/>
    </style:style>
    <style:style style:name="T6" style:family="text">
      <style:text-properties officeooo:rsid="002ca176"/>
    </style:style>
    <style:style style:name="T7" style:family="text">
      <style:text-properties officeooo:rsid="003edaf0"/>
    </style:style>
    <style:style style:name="T8" style:family="text">
      <style:text-properties officeooo:rsid="00406fb6"/>
    </style:style>
    <style:style style:name="T9" style:family="text">
      <style:text-properties fo:font-style="italic" style:font-style-asian="italic" style:font-style-complex="italic"/>
    </style:style>
    <style:style style:name="T10" style:family="text">
      <style:text-properties fo:font-style="italic" officeooo:rsid="004b7278" style:font-style-asian="italic" style:font-style-complex="italic"/>
    </style:style>
    <style:style style:name="T11" style:family="text">
      <style:text-properties fo:font-style="italic" officeooo:rsid="006a563a" style:font-style-asian="italic" style:font-style-complex="italic"/>
    </style:style>
    <style:style style:name="T12" style:family="text">
      <style:text-properties fo:font-style="italic" officeooo:rsid="006a7adc" style:font-style-asian="italic" style:font-style-complex="italic"/>
    </style:style>
    <style:style style:name="T13" style:family="text">
      <style:text-properties fo:font-style="italic" officeooo:rsid="00701781" style:font-style-asian="italic" style:font-style-complex="italic"/>
    </style:style>
    <style:style style:name="T14" style:family="text">
      <style:text-properties fo:font-style="italic" officeooo:rsid="007b168b" style:font-style-asian="italic" style:font-style-complex="italic"/>
    </style:style>
    <style:style style:name="T15" style:family="text">
      <style:text-properties fo:font-style="italic" officeooo:rsid="00b2a96e" style:font-style-asian="italic" style:font-style-complex="italic"/>
    </style:style>
    <style:style style:name="T16" style:family="text">
      <style:text-properties fo:font-style="italic" officeooo:rsid="00d358b2" style:font-style-asian="italic" style:font-style-complex="italic"/>
    </style:style>
    <style:style style:name="T17" style:family="text">
      <style:text-properties fo:font-style="italic" officeooo:rsid="00e96f93" style:font-style-asian="italic" style:font-style-complex="italic"/>
    </style:style>
    <style:style style:name="T18" style:family="text">
      <style:text-properties fo:font-style="normal" style:font-style-asian="normal" style:font-style-complex="normal"/>
    </style:style>
    <style:style style:name="T19" style:family="text">
      <style:text-properties fo:font-style="normal" officeooo:rsid="004b7278" style:font-style-asian="normal" style:font-style-complex="normal"/>
    </style:style>
    <style:style style:name="T20" style:family="text">
      <style:text-properties fo:font-style="normal" officeooo:rsid="004ccb1a" style:font-style-asian="normal" style:font-style-complex="normal"/>
    </style:style>
    <style:style style:name="T21" style:family="text">
      <style:text-properties fo:font-style="normal" officeooo:rsid="004d4cc0" style:font-style-asian="normal" style:font-style-complex="normal"/>
    </style:style>
    <style:style style:name="T22" style:family="text">
      <style:text-properties fo:font-style="normal" officeooo:rsid="006a563a" style:font-style-asian="normal" style:font-style-complex="normal"/>
    </style:style>
    <style:style style:name="T23" style:family="text">
      <style:text-properties fo:font-style="normal" officeooo:rsid="006a7adc" style:font-style-asian="normal" style:font-style-complex="normal"/>
    </style:style>
    <style:style style:name="T24" style:family="text">
      <style:text-properties fo:font-style="normal" officeooo:rsid="006d063b" style:font-style-asian="normal" style:font-style-complex="normal"/>
    </style:style>
    <style:style style:name="T25" style:family="text">
      <style:text-properties fo:font-style="normal" officeooo:rsid="00701781" style:font-style-asian="normal" style:font-style-complex="normal"/>
    </style:style>
    <style:style style:name="T26" style:family="text">
      <style:text-properties fo:font-style="normal" officeooo:rsid="0087bf8e" style:font-style-asian="normal" style:font-style-complex="normal"/>
    </style:style>
    <style:style style:name="T27" style:family="text">
      <style:text-properties officeooo:rsid="004b7278"/>
    </style:style>
    <style:style style:name="T28" style:family="text">
      <style:text-properties officeooo:rsid="0051c0e6"/>
    </style:style>
    <style:style style:name="T29" style:family="text">
      <style:text-properties officeooo:rsid="0052f3b1"/>
    </style:style>
    <style:style style:name="T30" style:family="text">
      <style:text-properties fo:font-size="12pt" fo:font-weight="bold" officeooo:rsid="000c8ec6" style:font-size-asian="12pt" style:font-weight-asian="bold" style:font-size-complex="12pt" style:font-weight-complex="bold"/>
    </style:style>
    <style:style style:name="T31" style:family="text">
      <style:text-properties officeooo:rsid="0025a80a"/>
    </style:style>
    <style:style style:name="T32" style:family="text">
      <style:text-properties officeooo:rsid="005b68c7"/>
    </style:style>
    <style:style style:name="T33" style:family="text">
      <style:text-properties officeooo:rsid="006a563a"/>
    </style:style>
    <style:style style:name="T34" style:family="text">
      <style:text-properties officeooo:rsid="006ea057"/>
    </style:style>
    <style:style style:name="T35" style:family="text">
      <style:text-properties officeooo:rsid="007b168b"/>
    </style:style>
    <style:style style:name="T36" style:family="text">
      <style:text-properties officeooo:rsid="007cda37"/>
    </style:style>
    <style:style style:name="T37" style:family="text">
      <style:text-properties officeooo:rsid="0080561d"/>
    </style:style>
    <style:style style:name="T38" style:family="text">
      <style:text-properties officeooo:rsid="0083b163"/>
    </style:style>
    <style:style style:name="T39" style:family="text">
      <style:text-properties officeooo:rsid="0087b71f"/>
    </style:style>
    <style:style style:name="T40" style:family="text">
      <style:text-properties officeooo:rsid="00901cfe"/>
    </style:style>
    <style:style style:name="T41" style:family="text">
      <style:text-properties officeooo:rsid="0093f791"/>
    </style:style>
    <style:style style:name="T42" style:family="text">
      <style:text-properties officeooo:rsid="00980f7f"/>
    </style:style>
    <style:style style:name="T43" style:family="text">
      <style:text-properties officeooo:rsid="009f25ce"/>
    </style:style>
    <style:style style:name="T44" style:family="text">
      <style:text-properties officeooo:rsid="00a87fa4"/>
    </style:style>
    <style:style style:name="T45" style:family="text">
      <style:text-properties officeooo:rsid="00b2a96e"/>
    </style:style>
    <style:style style:name="T46" style:family="text">
      <style:text-properties officeooo:rsid="00b738d3"/>
    </style:style>
    <style:style style:name="T47" style:family="text">
      <style:text-properties officeooo:rsid="00cef61f"/>
    </style:style>
    <style:style style:name="T48" style:family="text">
      <style:text-properties officeooo:rsid="00d1d4fb"/>
    </style:style>
    <style:style style:name="T49" style:family="text">
      <style:text-properties officeooo:rsid="00d358b2"/>
    </style:style>
    <style:style style:name="T50" style:family="text">
      <style:text-properties officeooo:rsid="00d69ef6"/>
    </style:style>
    <style:style style:name="T51" style:family="text">
      <style:text-properties officeooo:rsid="00d85d14"/>
    </style:style>
    <style:style style:name="T52" style:family="text">
      <style:text-properties officeooo:rsid="00d8ad69"/>
    </style:style>
    <style:style style:name="T53" style:family="text">
      <style:text-properties officeooo:rsid="00dad083"/>
    </style:style>
    <style:style style:name="T54" style:family="text">
      <style:text-properties officeooo:rsid="00dbcc28"/>
    </style:style>
    <style:style style:name="T55" style:family="text">
      <style:text-properties officeooo:rsid="00dde4e4"/>
    </style:style>
    <style:style style:name="T56" style:family="text">
      <style:text-properties officeooo:rsid="00e61d46"/>
    </style:style>
    <style:style style:name="T57" style:family="text">
      <style:text-properties officeooo:rsid="00e96f93"/>
    </style:style>
    <style:style style:name="T58" style:family="text">
      <style:text-properties officeooo:rsid="00ed9b55"/>
    </style:style>
    <style:style style:name="T59" style:family="text">
      <style:text-properties officeooo:rsid="00f0a153"/>
    </style:style>
    <style:style style:name="T60" style:family="text">
      <style:text-properties officeooo:rsid="008c1e29"/>
    </style:style>
    <style:style style:name="T61" style:family="text">
      <style:text-properties officeooo:rsid="00f83937"/>
    </style:style>
    <style:style style:name="T62" style:family="text">
      <style:text-properties officeooo:rsid="00fff963"/>
    </style:style>
    <style:style style:name="T63" style:family="text">
      <style:text-properties officeooo:rsid="0101f1ff"/>
    </style:style>
    <style:style style:name="T64" style:family="text">
      <style:text-properties officeooo:rsid="010518e3"/>
    </style:style>
    <style:style style:name="T65" style:family="text">
      <style:text-properties officeooo:rsid="0106e786"/>
    </style:style>
    <style:style style:name="T66" style:family="text">
      <style:text-properties officeooo:rsid="010aa283"/>
    </style:style>
    <style:style style:name="T67" style:family="text">
      <style:text-properties officeooo:rsid="010c1978"/>
    </style:style>
    <style:style style:name="T68" style:family="text">
      <style:text-properties officeooo:rsid="010e9f80"/>
    </style:style>
    <style:style style:name="T69" style:family="text">
      <style:text-properties officeooo:rsid="0113bc29"/>
    </style:style>
    <style:style style:name="T70" style:family="text">
      <style:text-properties officeooo:rsid="011979ef"/>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ambar"/>
      </text:sequence-decls>
      <text:p text:style-name="P56"><draw:frame draw:style-name="fr1" draw:name="Image2" text:anchor-type="paragraph" svg:width="1.5929in" svg:height="1.5098in" draw:z-index="0"><draw:image xlink:href="Pictures/10000201000000990000009126270E113EE212F5.png" xlink:type="simple" xlink:show="embed" xlink:actuate="onLoad" loext:mime-type="image/png"/></draw:frame><text:tab/></text:p>
      <text:p text:style-name="P1"/>
      <text:p text:style-name="P1"/>
      <text:p text:style-name="P1">SEKOLAH TINGGI TEKNOLOGI TERPADU NURUL FIKRI</text:p>
      <text:p text:style-name="P1"/>
      <text:p text:style-name="P1"/>
      <text:p text:style-name="P1"/>
      <text:p text:style-name="P1">Rancang Bangun Sistem Informasi Event Keagamaan Berbasis Web Menggunakan Framework Laravel.</text:p>
      <text:p text:style-name="P1"/>
      <text:p text:style-name="P1"/>
      <text:p text:style-name="P1">TUGAS AKHIR</text:p>
      <text:p text:style-name="P8"/>
      <text:p text:style-name="P8"/>
      <text:p text:style-name="P8">AUFA BILLAH PUTRA JAZAMA</text:p>
      <text:p text:style-name="P8">0110215039</text:p>
      <text:p text:style-name="P1"/>
      <text:p text:style-name="P1"/>
      <text:p text:style-name="P1"/>
      <text:p text:style-name="P1">PROGRAM STUDI TEKNIK INFORMATIKA</text:p>
      <text:p text:style-name="P3">DEPOK</text:p>
      <text:p text:style-name="P1"><text:span text:style-name="T3">MEI</text:span> <text:span text:style-name="T3">2018</text:span></text:p>
      <text:p text:style-name="P47"><draw:frame draw:style-name="fr1" draw:name="Image3" text:anchor-type="paragraph" svg:width="1.5929in" svg:height="1.5098in" draw:z-index="1"><draw:image xlink:href="Pictures/1000020100000099000000910218B56D9289999A.png" xlink:type="simple" xlink:show="embed" xlink:actuate="onLoad" loext:mime-type="image/png"/></draw:frame></text:p>
      <text:p text:style-name="P1"/>
      <text:p text:style-name="P1">SEKOLAH TINGGI TEKNOLOGI TERPADU NURUL FIKRI</text:p>
      <text:p text:style-name="P1"/>
      <text:p text:style-name="P1"/>
      <text:p text:style-name="P2">Rancang Bangun Sistem Informasi Event Keagamaan Berbasis Web Menggunakan Framework Laravel.</text:p>
      <text:p text:style-name="P2"/>
      <text:p text:style-name="P2"/>
      <text:p text:style-name="P1">TUGAS AKHIR</text:p>
      <text:p text:style-name="P1"/>
      <text:p text:style-name="P1"/>
      <text:p text:style-name="P1">Diajakun sebagai salah satu syarat untuk memperoleh gelar</text:p>
      <text:p text:style-name="P5">Sarjan Komputer</text:p>
      <text:p text:style-name="P6"/>
      <text:p text:style-name="P6"/>
      <text:p text:style-name="P10">AUFA BILLAH PUTRA JAZAMA</text:p>
      <text:p text:style-name="P11">0110215039</text:p>
      <text:p text:style-name="P4"/>
      <text:p text:style-name="P4"/>
      <text:p text:style-name="P1">PROGRAM STUDI <text:span text:style-name="T1">TEKNIK INFORMATIKA</text:span></text:p>
      <text:p text:style-name="P4">DEPOK</text:p>
      <text:p text:style-name="P4">MEI 2018</text:p>
      <text:p text:style-name="P57">HALAMAN PERNYATAAN ORISINALITAS</text:p>
      <text:p text:style-name="P58">HALAMAN PENGESAHAN</text:p>
      <text:p text:style-name="P59">KATA PENGANTAR</text:p>
      <text:p text:style-name="P60">HALAMAN PERNYATAAN PERSETUJUAN PUBLIKASI<text:line-break/>TUGAS AKHIR UNTUK KEPENTINGAN AKADEMIS</text:p>
      <text:p text:style-name="P61">ABSTRAK</text:p>
      <text:p text:style-name="P61">ABSTRACT</text:p>
      <text:table-of-content text:style-name="Sect1" text:protected="true" text:name="Table of Contents1">
        <text:table-of-content-source text:outline-level="10">
          <text:index-title-template text:style-name="Contents_20_Heading">DAFTAR ISI</text:index-title-template>
          <text:table-of-content-entry-template text:outline-level="1" text:style-name="Contents_20_1">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16">DAFTAR ISI</text:p>
          </text:index-title>
          <text:p text:style-name="P52"><text:a xlink:type="simple" xlink:href="#__RefHeading___Toc103_1871754502" text:style-name="Index_20_Link" text:visited-style-name="Index_20_Link">BAB I PENDAHULUAN<text:tab/>8</text:a></text:p>
          <text:p text:style-name="P53"><text:a xlink:type="simple" xlink:href="#__RefHeading___Toc105_1871754502" text:style-name="Index_20_Link" text:visited-style-name="Index_20_Link">1.1 Latar Belakang<text:tab/>8</text:a></text:p>
          <text:p text:style-name="P53"><text:a xlink:type="simple" xlink:href="#__RefHeading___Toc107_1871754502" text:style-name="Index_20_Link" text:visited-style-name="Index_20_Link">1.2 Perumusan Masalah<text:tab/>9</text:a></text:p>
          <text:p text:style-name="P53"><text:a xlink:type="simple" xlink:href="#__RefHeading___Toc109_1871754502" text:style-name="Index_20_Link" text:visited-style-name="Index_20_Link">1.3 Tujuan dan Manfaat Penelitian<text:tab/>9</text:a></text:p>
          <text:p text:style-name="P53"><text:a xlink:type="simple" xlink:href="#__RefHeading___Toc111_1871754502" text:style-name="Index_20_Link" text:visited-style-name="Index_20_Link">1.4 Batasan Masalah<text:tab/>10</text:a></text:p>
          <text:p text:style-name="P53"><text:a xlink:type="simple" xlink:href="#__RefHeading___Toc115_1871754502" text:style-name="Index_20_Link" text:visited-style-name="Index_20_Link">1.5 Sistematika Penulisan<text:tab/>10</text:a></text:p>
          <text:p text:style-name="P52"><text:a xlink:type="simple" xlink:href="#__RefHeading___Toc117_1871754502" text:style-name="Index_20_Link" text:visited-style-name="Index_20_Link">BAB II KAJIAN LITERATUR<text:tab/>11</text:a></text:p>
          <text:p text:style-name="P53"><text:a xlink:type="simple" xlink:href="#__RefHeading___Toc119_1871754502" text:style-name="Index_20_Link" text:visited-style-name="Index_20_Link">2.1 Tinjauan Pustaka<text:tab/>11</text:a></text:p>
          <text:p text:style-name="P54"><text:a xlink:type="simple" xlink:href="#__RefHeading___Toc838_86123401" text:style-name="Index_20_Link" text:visited-style-name="Index_20_Link"><text:s/>2.1.1 Teori Sistem Informasi<text:tab/>11</text:a></text:p>
          <text:p text:style-name="P54"><text:a xlink:type="simple" xlink:href="#__RefHeading___Toc840_86123401" text:style-name="Index_20_Link" text:visited-style-name="Index_20_Link"><text:s/>2.1.2 Web Framework<text:tab/>11</text:a></text:p>
          <text:p text:style-name="P54"><text:a xlink:type="simple" xlink:href="#__RefHeading___Toc842_86123401" text:style-name="Index_20_Link" text:visited-style-name="Index_20_Link"><text:s/>2.1.3 MVC<text:tab/>12</text:a></text:p>
          <text:p text:style-name="P54"><text:a xlink:type="simple" xlink:href="#__RefHeading___Toc844_86123401" text:style-name="Index_20_Link" text:visited-style-name="Index_20_Link"><text:s/>2.1.4 Laravel<text:tab/>13</text:a></text:p>
          <text:p text:style-name="P54"><text:a xlink:type="simple" xlink:href="#__RefHeading___Toc846_86123401" text:style-name="Index_20_Link" text:visited-style-name="Index_20_Link"><text:s/>2.1.5 MySQL<text:tab/>13</text:a></text:p>
          <text:p text:style-name="P54"><text:a xlink:type="simple" xlink:href="#__RefHeading___Toc848_86123401" text:style-name="Index_20_Link" text:visited-style-name="Index_20_Link"><text:s/>2.1.6 Scrum<text:tab/>14</text:a></text:p>
          <text:p text:style-name="P54"><text:a xlink:type="simple" xlink:href="#__RefHeading___Toc850_86123401" text:style-name="Index_20_Link" text:visited-style-name="Index_20_Link"><text:s/>2.1.7 UML<text:tab/>14</text:a></text:p>
          <text:p text:style-name="P54"><text:a xlink:type="simple" xlink:href="#__RefHeading___Toc852_86123401" text:style-name="Index_20_Link" text:visited-style-name="Index_20_Link"><text:s/>2.1.8 BlackBox Testing<text:tab/>16</text:a></text:p>
          <text:p text:style-name="P54"><text:a xlink:type="simple" xlink:href="#__RefHeading___Toc854_86123401" text:style-name="Index_20_Link" text:visited-style-name="Index_20_Link"><text:s/>2.1.9 Scala Likert<text:tab/>18</text:a></text:p>
          <text:p text:style-name="P53"><text:a xlink:type="simple" xlink:href="#__RefHeading___Toc123_1871754502" text:style-name="Index_20_Link" text:visited-style-name="Index_20_Link">2.2 Penelitian Terkait<text:tab/>19</text:a></text:p>
          <text:p text:style-name="P53"><text:a xlink:type="simple" xlink:href="#__RefHeading___Toc856_86123401" text:style-name="Index_20_Link" text:visited-style-name="Index_20_Link">2.3 Aplikasi Terkait<text:tab/>20</text:a></text:p>
          <text:p text:style-name="P52"><text:a xlink:type="simple" xlink:href="#__RefHeading___Toc125_1871754502" text:style-name="Index_20_Link" text:visited-style-name="Index_20_Link">BAB III METODOLOGI PENELITIAN<text:tab/>21</text:a></text:p>
          <text:p text:style-name="P53"><text:a xlink:type="simple" xlink:href="#__RefHeading___Toc127_1871754502" text:style-name="Index_20_Link" text:visited-style-name="Index_20_Link">3.1 Tahapan Penelitian<text:tab/>21</text:a></text:p>
          <text:p text:style-name="P53"><text:a xlink:type="simple" xlink:href="#__RefHeading___Toc129_1871754502" text:style-name="Index_20_Link" text:visited-style-name="Index_20_Link">3.2 Rancangan Penelitian<text:tab/>23</text:a></text:p>
          <text:p text:style-name="P54"><text:a xlink:type="simple" xlink:href="#__RefHeading___Toc131_1871754502" text:style-name="Index_20_Link" text:visited-style-name="Index_20_Link"><text:s/>3.2.1 Solusi Pemecahan Masalah / Metode Penelitian<text:tab/>23</text:a></text:p>
          <text:p text:style-name="P54"><text:a xlink:type="simple" xlink:href="#__RefHeading___Toc133_1871754502" text:style-name="Index_20_Link" text:visited-style-name="Index_20_Link"><text:s/>3.2.2 Jenis Penelitian (y)<text:tab/>23</text:a></text:p>
          <text:p text:style-name="P54"><text:a xlink:type="simple" xlink:href="#__RefHeading___Toc135_1871754502" text:style-name="Index_20_Link" text:visited-style-name="Index_20_Link"><text:s/>3.2.3 Metode Pengumpulan Data (y)<text:tab/>23</text:a></text:p>
          <text:p text:style-name="P54"><text:a xlink:type="simple" xlink:href="#__RefHeading___Toc137_1871754502" text:style-name="Index_20_Link" text:visited-style-name="Index_20_Link"><text:s/>3.2.4 Lingkungan Pengembangan<text:tab/>23</text:a></text:p>
          <text:p text:style-name="P55"><text:a xlink:type="simple" xlink:href="#__RefHeading___Toc1086_3030174532" text:style-name="Index_20_Link" text:visited-style-name="Index_20_Link"><text:s/>3.2.4.1 <text:s/>Tempat/Lokasi<text:tab/>23</text:a></text:p>
          <text:p text:style-name="P55"><text:a xlink:type="simple" xlink:href="#__RefHeading___Toc1088_3030174532" text:style-name="Index_20_Link" text:visited-style-name="Index_20_Link"><text:s/>3.2.4.2 <text:s/>Bahan dan Alat<text:tab/>23</text:a></text:p>
          <text:p text:style-name="P54"><text:a xlink:type="simple" xlink:href="#__RefHeading___Toc139_1871754502" text:style-name="Index_20_Link" text:visited-style-name="Index_20_Link"><text:s/>3.2.5 Waktu Penelitian (ya)<text:tab/>24</text:a></text:p>
          <text:p text:style-name="P53"><text:a xlink:type="simple" xlink:href="#__RefHeading___Toc1016_731558614" text:style-name="Index_20_Link" text:visited-style-name="Index_20_Link">3.3 Metode Pengembangan Perangkat Lunak<text:tab/>25</text:a></text:p>
        </text:index-body>
      </text:table-of-content>
      <text:p text:style-name="P9"><text:soft-page-break/></text:p>
      <text:illustration-index text:style-name="Sect2" text:protected="true" text:name="Illustration Index1">
        <text:illustration-index-source text:caption-sequence-name="Gambar" text:caption-sequence-format="text">
          <text:index-title-template text:style-name="Illustration_20_Index_20_Heading">Daftar Gambar</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134">Daftar Gambar</text:p>
          </text:index-title>
          <text:p text:style-name="P50"><text:s/>Gambar 1: Jumlah Website<text:tab/>7</text:p>
        </text:index-body>
      </text:illustration-index>
      <text:p text:style-name="P7"/>
      <text:table-index text:style-name="Sect2" text:protected="true" text:name="Index of Tables1">
        <text:table-index-source text:caption-sequence-name="Table" text:caption-sequence-format="text">
          <text:index-title-template text:style-name="Table_20_index_20_heading">Daftar Tabel</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P133">Daftar Tabel</text:p>
          </text:index-title>
        </text:index-body>
      </text:table-index>
      <text:p text:style-name="P9"/>
      <text:h text:style-name="P113" text:outline-level="1"><text:bookmark-start text:name="__RefHeading___Toc103_1871754502"/><text:span text:style-name="T2">BAB I<text:line-break/></text:span>PENDAHULUAN<text:bookmark-end text:name="__RefHeading___Toc103_1871754502"/></text:h>
      <text:h text:style-name="P117" text:outline-level="2"><text:bookmark-start text:name="__RefHeading___Toc105_1871754502"/>Latar Belakang<text:bookmark-end text:name="__RefHeading___Toc105_1871754502"/></text:h>
      <text:p text:style-name="P18"><text:tab/><text:span text:style-name="T27">Saat ini website tidak seperti kemunculan pertama kali yang dianggap sebagai </text:span><text:span text:style-name="T10">read-only</text:span><text:span text:style-name="T27"> web dan hanya sebagai sistem kognisi.</text:span><text:span text:style-name="T19"> Perkembangan websit</text:span><text:span text:style-name="T20">e</text:span><text:span text:style-name="T19"> menjadi</text:span><text:span text:style-name="T20">kannya sebagai</text:span><text:span text:style-name="T19"> sistem </text:span><text:span text:style-name="T10">techno-social</text:span><text:span text:style-name="T19"> yang saling berinteraksi dengan manusia melalui jaringan teknologi </text:span><text:span text:style-name="T20">sehingga meningkatkan kognisi, komunikasi, serta kerjasama</text:span><text:span text:style-name="T21"> </text:span><text:span text:style-name="T20">manusia </text:span><text:span text:style-name="T20"><text:bibliography-mark text:identifier="Sareh dkk, 2012" text:bibliography-type="journal" text:author="Sareh Aghaei, Mohammad Ali Nematbakhsh, and Hadi Khosravi Farsani" text:title="Evolution of the World Wide Web from Web 1.0 to Web 4.0" text:volume="3" text:year="2012">[1]</text:bibliography-mark></text:span><text:span text:style-name="T20">.</text:span></text:p>
      <text:p text:style-name="P19"><text:tab/><text:span text:style-name="T28">Data yang diperolah dari </text:span><text:a xlink:type="simple" xlink:href="http://www.internetlivestats.com/total-number-of-websites/" text:style-name="Internet_20_link" text:visited-style-name="Visited_20_Internet_20_Link"><text:span text:style-name="T28">internet live stats</text:span></text:a><text:span text:style-name="T28"> bahwa jumlah website di seluruh dunia mencapai 1.879.976.800 </text:span><text:span text:style-name="T28"><text:bibliography-mark text:identifier="Internet Live Stats, diakses 26 mei 2018" text:bibliography-type="www" text:author="Internet Live Stats" text:title="Total number of Websites" text:year="2018" text:url="http://www.internetlivestats.com/total-number-of-websites/">[2]</text:bibliography-mark></text:span><text:span text:style-name="T28">. Selama tahun 2016 sampai 2017, jumlah website telah tumbuh secara signifikan, dari 900 juta pada Januari 2016 menjadi 1.7 miliyar pada 2017. Melihat pertumbuhan website yang sangat signifikan, maka website telah menjadi kebutuhan setiap orang baik untuk kebutuhan pribadi maupun bisnis</text:span>.</text:p>
      <text:p text:style-name="P14"><text:tab/><text:span text:style-name="T31"> Salah satu permasalahan yang sering terjadi di tengah masyarakat adalah sulitnya menemukan media penghubung antara satu pihak dengan pihak yang lain. </text:span>Permasalahan menemukan penghubung antara satu pihak dengan pihak lainya dapat diselesaikan melalui website. Berbagai website penghubung antara satu pihak dengan pihak yang lain mulai muncul seperti <text:a xlink:type="simple" xlink:href="http://kitabisa.com/" text:style-name="Internet_20_link" text:visited-style-name="Visited_20_Internet_20_Link">kitabisa</text:a> yang menghubungkan donatur dengan pemilik campaign, <text:a xlink:type="simple" xlink:href="http://indorelawan.org/" text:style-name="Internet_20_link" text:visited-style-name="Visited_20_Internet_20_Link">indorelawan</text:a> <text:span text:style-name="T4">yang menghubungkan organisasi dengan relawan</text:span>, dan lainya.</text:p>
      <text:p text:style-name="P12"><text:tab/><text:span text:style-name="T5">Website akhirnya tidak hanya digunakan sebagai sarana hiburan semata, namun saat ini website telah berkembang menjadi hal yang bermanfaat bagi masyarakat luas. Penggunaan website sebagai sarana penghubung telah dimanfaatkan dalam ruang lingkup sosial, edukasi, bisnis. Namun ternyata pada ruang lingkup agama penggunaan website masih jarang diterapkan. Salah satunya sebagai sarana penghubung. Kebutuhan masyarakat tentang info kajian-kajian islam masih disebarkan dalam bentuk text yang berupa broadcast melalui sosial media seperti Whatsapp, Facebook, Telegram, dll. Sehingga pada akhirnya muncul permasalahan </text:span><text:soft-page-break/><text:span text:style-name="T5">yang dihadapai mulai dari tidak tersebarnya info kajian ke masyarakat luas, berkembangnya broadcast data yang berubah menjadi big data, hingga tidak adanya wadah sebagai sarana penghubung kajian antara pembuat kajian dan masyarakat.</text:span></text:p>
      <text:p text:style-name="P12"><text:tab/><text:span text:style-name="T6">Maka melihat permasalahan tersebut masih sedikit yang membahas, diperlukan suatu website yang digunakan sebagai sarana penghubung antara pembuat kajian dan masyarakat, sehingga info-info kajian dapat disebarkan secara terpusat dan masyarakat luas dapat mengetahui infomasinya. Oleh karena itu, penulis ingin mengimplementasikan pembuatan website sebagai sarana penghubung antara satu pihak dengan pihak yang lain agar pada akhirnya dapat digunakan dan berguna bagi masyarakat luas.</text:span></text:p>
      <text:p text:style-name="P13"><text:tab/><text:span text:style-name="T29">Adapun judul penelitian yang akan dilakukan adalah </text:span><text:span text:style-name="T30">Rancang Bangun Sistem Informasi Event Keagamaan Berbasis Web Menggunakan Framework Laravel.</text:span></text:p>
      <text:h text:style-name="Heading_20_2" text:outline-level="2"><text:bookmark-start text:name="__RefHeading___Toc107_1871754502"/>Perumusan Masalah<text:bookmark-end text:name="__RefHeading___Toc107_1871754502"/></text:h>
      <text:p text:style-name="P15">Berdasarkan uraian yang telah dijelaskan pada latar belakang, maka akan dirumuskan beberapa permasalahan sebagai berikut:</text:p>
      <text:list xml:id="list1902355393" text:style-name="L1">
        <text:list-item>
          <text:p text:style-name="P62">Bagaimana membangun aplikasi yang menghubungkan dua pihak dalam membuat dan menyebarkan event keagamaan?</text:p>
        </text:list-item>
        <text:list-item>
          <text:p text:style-name="P62">Apakah fitur-fitur pada aplikasi dapat berjalan secara optimal dan sesuai dengan kebutuhan penyebaran informasi kajian?</text:p>
        </text:list-item>
      </text:list>
      <text:h text:style-name="P118" text:outline-level="2"><text:bookmark-start text:name="__RefHeading___Toc109_1871754502"/>Tujuan dan Manfaat Penelitian<text:bookmark-end text:name="__RefHeading___Toc109_1871754502"/></text:h>
      <text:p text:style-name="P16">Berdasarkan rumusan masalah yang diuraikan diatas, maka akan didapatkan tujuan sebagai berikut:</text:p>
      <text:list xml:id="list802818529" text:style-name="L2">
        <text:list-item>
          <text:p text:style-name="P64">Membangun aplikasi sistem informasi event keagamaan <text:span text:style-name="T32">yang menghubungkan dua pihak dalam membuat dan menyebarkan event keagamaan.</text:span></text:p>
        </text:list-item>
      </text:list>
      <text:p text:style-name="P20">Adapun manfaat:</text:p>
      <text:list xml:id="list3829307857" text:style-name="L3">
        <text:list-item>
          <text:p text:style-name="P63">Pembuat event dapat secara membuat event secara terpusat.</text:p>
        </text:list-item>
        <text:list-item>
          <text:p text:style-name="P63"><text:soft-page-break/>Event keagamaan bisa ditemukan secara terpusat.</text:p>
        </text:list-item>
        <text:list-item>
          <text:p text:style-name="P63">Masyarakat dapat dengan mudah menemukan event keagamaan.</text:p>
        </text:list-item>
      </text:list>
      <text:h text:style-name="Heading_20_2" text:outline-level="2"><text:bookmark-start text:name="__RefHeading___Toc111_1871754502"/>Batasan Masalah<text:bookmark-end text:name="__RefHeading___Toc111_1871754502"/></text:h>
      <text:p text:style-name="P16">Batasan masalah yang dimiliki sebagai berikut:</text:p>
      <text:list xml:id="list3108123163" text:style-name="L4">
        <text:list-item>
          <text:p text:style-name="P65">Website dikembangkan menggunakan framework Laravel.</text:p>
        </text:list-item>
        <text:list-item>
          <text:p text:style-name="P65">Website yang dibangun berfokus pada fitur: kajian, mabit, peserta dan pengurus.</text:p>
        </text:list-item>
      </text:list>
      <text:h text:style-name="Heading_20_2" text:outline-level="2"><text:bookmark-start text:name="__RefHeading___Toc115_1871754502"/>Sistematika Penulisan<text:bookmark-end text:name="__RefHeading___Toc115_1871754502"/></text:h>
      <text:p text:style-name="P17">Penyusunan tugas akhir memiliki sistematika penulisan sebagai berikut:</text:p>
      <text:list xml:id="list3639726896" text:style-name="L5">
        <text:list-item>
          <text:p text:style-name="P66">BAB I PENDAHULUAN</text:p>
          <text:p text:style-name="P67">Bab ini menjelaskan latar belakang yang mendasari dilakukannya tugas akhir, perumusan masalah yang bersifat pertanyaan dari latar belaka<text:span text:style-name="T7">n</text:span>g, tujuan dan manfaat yang <text:span text:style-name="T7">dihasilkan</text:span> dari tugas akhir, serta batasan masalah yang bertujuan untuk tetap berada dalam objek tugas akhir.</text:p>
        </text:list-item>
        <text:list-item>
          <text:p text:style-name="P66">BAB II LANDASAN TEORI</text:p>
          <text:p text:style-name="P68">Bab ini menjelaskan teori-teori <text:span text:style-name="T8">dan penjelasan </text:span>yang berkaitan dengan tugas akhir, <text:span text:style-name="T8">serta memaparkan tugas akhir terkait yang pernah dilakukan sebelumnya sebagai referensi.</text:span></text:p>
        </text:list-item>
        <text:list-item>
          <text:p text:style-name="P66">METODOLOGI PENELITIAN</text:p>
          <text:p text:style-name="P69">Bab ini memaparkan bagaimana tugas akhir dilakukan yang menggunakan metode dan teknik penelitian, tahapan apa saja yang dilalui dalam tugas akhir, lingkungan pengembangan sistem, serta jadwal rinci pelaksanaan tugas akhir.</text:p>
        </text:list-item>
      </text:list>
      <text:h text:style-name="P114" text:outline-level="1"><text:bookmark-start text:name="__RefHeading___Toc117_1871754502"/><text:span text:style-name="T2">BAB II<text:line-break/></text:span>KAJIAN LITERATUR<text:bookmark-end text:name="__RefHeading___Toc117_1871754502"/></text:h>
      <text:h text:style-name="P119" text:outline-level="2"><text:bookmark-start text:name="__RefHeading___Toc119_1871754502"/>Tinjauan Pustaka<text:bookmark-end text:name="__RefHeading___Toc119_1871754502"/></text:h>
      <text:h text:style-name="P125" text:outline-level="3"><text:bookmark-start text:name="__RefHeading___Toc838_86123401"/>Teori Sistem Informasi<text:bookmark-end text:name="__RefHeading___Toc838_86123401"/></text:h>
      <text:p text:style-name="P21">Menurut Laudon, sistem informasi adalah komponen-komponen yang saling berkaitan yang saling bekerja-sama untuk mengumpulkan, mengolah, menyimpan, dan menampilkan informasi untuk mendukung pengambilan keputusan, koordinasi, pengaturan, analisa, dan visualisasi pada sebuah organisasi <text:bibliography-mark text:identifier="Laudon, 2012" text:bibliography-type="book" text:author="Kenneth C. Laudon, Jane P. Laudon" text:title="Management Information Systems: Managing The Digital Firm" text:year="2012">[3]</text:bibliography-mark>.</text:p>
      <text:p text:style-name="P22">Suatu sistem informasi tidak hanya terbentuk dari hal-hal yang bersifat fisik, seperti komputer, server, namun juga mencakup hal yang tidak terlihat secara fisik. Sistem informasi memiliki komponen utama berupa <text:bibliography-mark text:identifier="O'brien dkk, 2011" text:bibliography-type="book" text:author="James A. O'Brien, George Marakas" text:title="Management Information Systems" text:year="2011">[4]</text:bibliography-mark>:</text:p>
      <text:list xml:id="list3549224179" text:style-name="L6">
        <text:list-item>
          <text:p text:style-name="P70">Data</text:p>
        </text:list-item>
        <text:list-item>
          <text:p text:style-name="P70">Perangkat lunak (software)</text:p>
        </text:list-item>
        <text:list-item>
          <text:p text:style-name="P70">Perangkat keras (hardware)</text:p>
        </text:list-item>
        <text:list-item>
          <text:p text:style-name="P70">Perangkat jaringan (network)</text:p>
        </text:list-item>
        <text:list-item>
          <text:p text:style-name="P70">Orang (brainware)</text:p>
        </text:list-item>
      </text:list>
      <text:h text:style-name="P126" text:outline-level="3"><text:bookmark-start text:name="__RefHeading___Toc840_86123401"/>Web Framework<text:bookmark-end text:name="__RefHeading___Toc840_86123401"/></text:h>
      <text:p text:style-name="P23">Framework <text:span text:style-name="T33">dalam konteks pengembangan website adalah seperangkat kode atau </text:span><text:span text:style-name="T11">library</text:span><text:span text:style-name="T22"> yang menyediakan fungsionalitas umum untuk seluruh class-class aplikasi. </text:span><text:span text:style-name="T11">Framework</text:span><text:span text:style-name="T22"> bisa dilihat sebagai dasar atau kerangka untuk membangun suatu website. Dalam kaitannya dengan </text:span><text:span text:style-name="T11">library</text:span><text:span text:style-name="T22">, framework memiliki fungsionalitas yang lebih luas. Libraries biasanya berfokus pada pemecahan </text:span><text:span text:style-name="T23">atau penyelesaian suatu masalah. Sedangkan framework menyediakan struktrur dari suatu aplikasi. Tujuan menggunakan </text:span><text:span text:style-name="T12">framework</text:span><text:span text:style-name="T23"> pada dasarnya untuk mempercepat pengembangan website tanpa harus menulis ulang fitur dan struktur website dari awal. Dari pada harus </text:span><text:soft-page-break/><text:span text:style-name="T23">membangun aplikasi web dari awal, lebih baik developers menggunakan framework yang telah memiliki banyak fungsi, fitur, dll, yang sudah diuji dan berjalan dengan benar. Kebanyakan framework hari ini bebas digunakan oleh siapapun, dan juga bersifat open source sehingga siapa saja dapat bergabung untuk berkontribusi </text:span><text:span text:style-name="T23"><text:bibliography-mark text:identifier="BJÖREMO, 2010" text:bibliography-type="book" text:author="MARTIN BJÖREMO, PREDRAG TRNINIĆ" text:title="Evaluation of web application frameworks" text:year="2010">[5]</text:bibliography-mark></text:span><text:span text:style-name="T23">.</text:span></text:p>
      <text:h text:style-name="P126" text:outline-level="3"><text:bookmark-start text:name="__RefHeading___Toc842_86123401"/>MVC<text:bookmark-end text:name="__RefHeading___Toc842_86123401"/></text:h>
      <text:p text:style-name="P24"><text:span text:style-name="T34">Framework aplikasi web biasanya mengimplementasi pola MVC. Pola </text:span>MVC memecah suatu aplikasi framework menjadi 3 modul: model, view, dan controller. Modul <text:span text:style-name="T9">model </text:span><text:span text:style-name="T18">adalah bisnis logic dari aplika</text:span><text:span text:style-name="T24">si dan inti dari aplikasi. View adalah user interface dari controller, yang mengatur tampilan untuk user. Controller mengimplementasi alur kontrol antara view dan model </text:span><text:span text:style-name="T24"><text:bibliography-mark text:identifier="Supaartagorn, 2011" text:bibliography-type="journal" text:author="Chanchai Supaartagorn" text:title="PHP Web Authoring for Database Management based on MVC Pattern" text:year="2011">[6]</text:bibliography-mark></text:span><text:span text:style-name="T24">.</text:span></text:p>
      <text:p text:style-name="P25"><text:span text:style-name="T24">M</text:span><text:span text:style-name="T18">odel-View-Controller (MVC) </text:span><text:span text:style-name="T25">adalah konsep yang diperkenalkan oleh penemu Smalltalk (Trygve Reenskaug) untuk meng-enkapsulasi data bersama dengan pemrosesan (model), mengisolasi dari proses manipulasi (controller) dan tampilan (view) untuk dipresentasikan pada sebuah </text:span><text:span text:style-name="T13">user interface. </text:span><text:span text:style-name="T25">Framework aplikasi web terdiri dari 3 komponen yang dipisah berdasarkan </text:span><text:span text:style-name="T25"><text:bibliography-mark text:identifier="Simanjuntak, Kasnady, 2016" text:bibliography-type="journal" text:author="Pastima Simanjuntak, Arwin Kasnady" text:title="ANALISIS MODEL VIEW CONTROLLER (MVC) PADA BAHASA PHP" text:year="2016">[7]</text:bibliography-mark></text:span><text:span text:style-name="T25">:</text:span></text:p>
      <text:list xml:id="list3657844475" text:style-name="L7">
        <text:list-item>
          <text:p text:style-name="P71">Model</text:p>
          <text:p text:style-name="P72">Digunakan untuk mengelola dan menyimpan informasi, serta memberitahu user ketika ada perubahan informasi. Model meng<text:span text:style-name="T35">a</text:span>ndung data dan fungsi yang berkaitan dengan pemrosesan data. </text:p>
        </text:list-item>
        <text:list-item>
          <text:p text:style-name="P71">View</text:p>
          <text:p text:style-name="P72">Bertanggung jawab untuk menampilkan informasi kepada user melalui sebuah platform (web, android). <text:span text:style-name="T35">View melekat pada model dan me-</text:span><text:span text:style-name="T14">render </text:span><text:span text:style-name="T35">isinya ke permukaan layar untuk ditampilkan ke user.</text:span></text:p>
        </text:list-item>
        <text:list-item>
          <text:p text:style-name="P71">Contoller</text:p>
          <text:p text:style-name="P73">Bertugas menerima input dari user dan mengintruksikan model dan view untuk memproses aksi berdasarkan inputan tersebut. Sehingga Controller bertanggung jawab atas aksi yang dilakukan oleh user <text:span text:style-name="T36">terhadap aplikasi</text:span>.</text:p>
        </text:list-item>
      </text:list>
      <text:h text:style-name="P127" text:outline-level="3"><text:bookmark-start text:name="__RefHeading___Toc844_86123401"/><text:soft-page-break/>Laravel<text:bookmark-end text:name="__RefHeading___Toc844_86123401"/></text:h>
      <text:p text:style-name="P26">Laravel adalah <text:span text:style-name="T37">Framework MVC yang memiliki fitur bundles, migrations, dan Artisan CLI. Laravel menyediakan sekumpulan tools yang lengkap dan menggabungkan arsitektur aplikasi dengan fitur-fitur terbaik dari berbagai framework seperti CodeIgniter, Yii, ASP.NET MVC, Ruby on Rails, Sinatra, dan lainnya.</text:span></text:p>
      <text:p text:style-name="P27">Laravel adalan framework Open Source. Memiliki seperangkat fitur yang sangat banyak yang akan mempercepat pengembangan website. Jika sudah terbiasa dengan Core PHP dan Advance PHP, maka laravel akan lebih mempermudah pengembangan web, sehingga akan menghemat banyak waktu jika ingin mengembangkan situs dari awal. <text:span text:style-name="T38">Tidak hanya itu, website yang dibangun dengan laravel juga aman. Ini mencegah berbagai serangan yang dapat terjadi di website </text:span><text:span text:style-name="T38"><text:bibliography-mark text:identifier="Tutorial Point, 2016" text:bibliography-type="book" text:author="Tutorials Point" text:title="Laravel Tutorial" text:year="2016">[8]</text:bibliography-mark></text:span><text:span text:style-name="T38">.</text:span></text:p>
      <text:h text:style-name="P127" text:outline-level="3"><text:bookmark-start text:name="__RefHeading___Toc846_86123401"/>MySQL<text:bookmark-end text:name="__RefHeading___Toc846_86123401"/></text:h>
      <text:p text:style-name="P28">MySQL adalah aplikasi sistem manajemen database SQL bersifat Open Source yang paling populer dan banyak digunakan. MySQL dikembangkan, diditribusikan, dan didukung oleh Oracle Corporation.</text:p>
      <text:p text:style-name="P28">MySQL merupakan <text:span text:style-name="T39">database relational yang menyimpan data dalam tabel yang terpisah. Struktur database dikelola ke dalam file fisik yang dioptimalkan untuk kecepatan. MySQL menawarkan pemrograman yang fleksibel yang berkaitan dengan objek seperti database, table, view, rows, dan columns.</text:span></text:p>
      <text:p text:style-name="P29">MySQL bersifat Open Source sehingga setiap orang memungkinkan untuk menggunakan dan memodifikasi MySQL. Siapapun boleh mendownload MySQL di internet dan menggunakannya tanpa harus membayar apapun. MySQL menyediakan source code untuk dipelajari dan bisa diubah sesuai kebutuhan.</text:p>
      <text:p text:style-name="P29">MySQL berjalan pada client dan server. Server MySQL sangat cepat, handal, skalabilitas, dan mudah digunakan sehingga bisa meng-<text:span text:style-name="T9">handle </text:span><text:span text:style-name="T18">database yang besar dengan lebih cepat. MySQL Server bisa berjalan di dekstop atau laptop, </text:span><text:span text:style-name="T26">web server, dan yang lainnya </text:span><text:span text:style-name="T26"><text:bibliography-mark text:identifier="MySQL, 2018" text:bibliography-type="www" text:author="MySQL" text:title="What is MySQL" text:year="2018" text:url="https://dev.mysql.com/doc/refman/8.0/en/what-is-mysql.html">[9]</text:bibliography-mark></text:span><text:span text:style-name="T26">.</text:span></text:p>
      <text:h text:style-name="P128" text:outline-level="3"><text:bookmark-start text:name="__RefHeading___Toc848_86123401"/><text:soft-page-break/>Scrum<text:bookmark-end text:name="__RefHeading___Toc848_86123401"/></text:h>
      <text:p text:style-name="P30">Scrum adalah sebuah <text:span text:style-name="T9">framework </text:span><text:span text:style-name="T18">atau kerangkan kerja yang digunakan oleh orang-orang termasuk programmer untuk mengatasi masalah yang kompleks, serta dimana pada saat bersamaan mereka juga dapat menghasilkan sebuah produk dengan nilai tinggi secara produktif dan krefatif.</text:span></text:p>
      <text:p text:style-name="P32">Scrum memiliki beberapa sifat:</text:p>
      <text:list xml:id="list4255940707" text:style-name="L8">
        <text:list-item>
          <text:p text:style-name="P74">Ringan</text:p>
        </text:list-item>
        <text:list-item>
          <text:p text:style-name="P74">Sederhana untuk dipahami</text:p>
        </text:list-item>
        <text:list-item>
          <text:p text:style-name="P74">Sulit untuk dikuasai</text:p>
        </text:list-item>
      </text:list>
      <text:p text:style-name="P31"><text:span text:style-name="T18">Scrum telah digunakan untuk mengelola pengembangan produk kompleks sejak awal tahun 1990-an. Scrum bukanlah sebuah proses, teknik, atau metodologi. Akan tetapi Scrum adalah kerangka kerja dimana orang-orang dapat menggunakan bermacam proses dan teknik di dalamnya </text:span><text:span text:style-name="T18"><text:bibliography-mark text:identifier="Schawaber, Sutherland, 2017" text:bibliography-type="book" text:author="Ken Schwaber dan Jeff Sutherland" text:title="Panduan Scrum" text:year="2017">[10]</text:bibliography-mark></text:span><text:span text:style-name="T18">.</text:span></text:p>
      <text:h text:style-name="P128" text:outline-level="3"><text:bookmark-start text:name="__RefHeading___Toc850_86123401"/>UML<text:bookmark-end text:name="__RefHeading___Toc850_86123401"/></text:h>
      <text:p text:style-name="P33">Unified Modelling Language (UML) adalah sebuah bahasa yang telah menjadi standar dalam industri bahkan dalam pengembang software untuk visualisasi, merancang, dan mendokumentasikan sistem software. UML menawarkan sebuah standar untuk merancang model sebuah sistem.</text:p>
      <text:p text:style-name="P34">UML dapat membuat model untuk semua jenis aplikasi software, dimana aplikasi tersebut dapat berjalan di hardware, sistem operasi, jaringan. UML menggunakan konsep class dan operation dalam konsep dasarnya sehingga UML lebih cocok untuk bahasa pemrograman berorienstasi objek (Object Oriented Programming). Walaupun begitu, UML masih bisa digunakan untuk modelling bahasa pemrograman berbasis prosedural.</text:p>
      <text:p text:style-name="P35"/>
      <text:p text:style-name="P48">Dalam modelling suatu software, maka dibutuhkan diagram yang mengambarkan rancangan dari suatu sofware. UML telah mendefinisikan diagram-diagram yang dibutuhkan sebagai berikut <text:bibliography-mark text:identifier="Dharwiyanti, 2003" text:bibliography-type="book" text:author="Sri Dharwiyanti" text:title="Pengantar Unified Modeling Language (UML)" text:year="2003">[11]</text:bibliography-mark>:</text:p>
      <text:list xml:id="list1302475883" text:style-name="L9">
        <text:list-item>
          <text:p text:style-name="P78">Use Case Diagram</text:p>
          <text:p text:style-name="P79">Use Case Diagram menggambarkan fungsionalitas dari sebuah sistem. Use Case Diagram menjelaskan apa yang dilakukan oleh sistem. Sebuah Use Case merepresentasikan sebuah interaksi antara aktor dan sistem. Use Case <text:span text:style-name="T40">Diagram membantu dalam menyusun requirement sebuah sistem, mengkomunikasikan rancangan dengan kliena, dan merancang test case untuk semua feature yang ada pada sistem.</text:span></text:p>
        </text:list-item>
        <text:list-item>
          <text:p text:style-name="P78">Class Diagram</text:p>
          <text:p text:style-name="P80">Class Diagram menggambarkan atribut atau properti dari suatu sistem, sekaligus menyediakan layanan untuk memanipulasi fungsi atau metode tersebut. Class Diagram menjelaskan struktur dan deskripsi class, package, dan objek berserta hubungan satu sama lain seperti containment, pewarisan, asosiasi, dan lain-lain. Class jika diinstansiasi akan menghasilkan sebuah objek dan merupakan inti dari pengembangan dan desain berorientasi objek.</text:p>
        </text:list-item>
        <text:list-item>
          <text:p text:style-name="P78">State Diagram</text:p>
          <text:p text:style-name="P81">State Diagram menggambarkan transisi dan perubahan keadaan suatu objek pada sistem sebagai akibat dari interaksi yang diterima. <text:span text:style-name="T41">Pada umumnya State Diagram menggambarkan class tertentu dan satu class dapat memiliki lebih dari satu State Diagram.</text:span></text:p>
        </text:list-item>
        <text:list-item>
          <text:p text:style-name="P78">Activity Diagram</text:p>
          <text:p text:style-name="P82">Activity Diagram menggambarkan berbagai alur aktivitas dalam sistem yang sedang dirancang, bagaimana masing-masing alur berawal, decision yang mungkin terjadi, dan bagaimana sistem berakhir. Activity Diagram juga menggambarkan proses paralel yang mungkin terjadi pada beberapa eksekusi. Activity Diagram menjelaskan proses-proses dan jalur-jalur aktivitas dari level secara umum. Sebuah aktivitas dapat direalisasikan oleh satu use case atau <text:soft-page-break/>lebih. Aktivitas menggambarkan proses yang berjalan, sementara use case menggambarkan bagaimana aktor menggunakan sistem untuk melakukan aktivitas.</text:p>
        </text:list-item>
        <text:list-item>
          <text:p text:style-name="P78">Sequence Diagram</text:p>
          <text:p text:style-name="P83">Sequence Diagram menggambarkan interaksi antar objek di dalam dan di sekitar sistem berupa message yang digambarkan terhadap waktu. Sequence Diagram terdiri antar dimensi vertikal (waktu) dan dimensi horizontal (objek-objek yang terkait). Sequence Diagram biasa digunakan untuk menggambarkan skenario atau rangkaian langkah-langkah yang dilakukan sebagai respons dari sebuah event untuk menghasilkan output tertentu.</text:p>
        </text:list-item>
        <text:list-item>
          <text:p text:style-name="P78">Collaboration Diagram</text:p>
          <text:p text:style-name="P84">Collaboration Diagram juga menggambarkan interaksi antar objek seperti sequence diagram, tetapi Collaboration Diagram menekankan pada peran masing-masing objek dan bukan pada waktu penyampaian message,</text:p>
        </text:list-item>
        <text:list-item>
          <text:p text:style-name="P78">Component Diagram</text:p>
          <text:p text:style-name="P85">Component Diagram menggambarkan struktur dan hubungan antar komponen software, termasuk hal yang berkaitan dengan software seperti dependency di antaranya. Komponen Software adalah modul yang berisi code, baik berisi source code <text:span text:style-name="T42">maupun</text:span> binary code, baik library maupun executable, baik yang muncul pada compile time, link time, maupun run time.</text:p>
        </text:list-item>
        <text:list-item>
          <text:p text:style-name="P78">Deployment Diagram</text:p>
          <text:p text:style-name="P86">Deployment Diagram menggambarkan detail bagaimana komponen di-deploy dalam infrastruktur sistem, di mana komponen akan terletak, bagaimana infrastruktur jaringan pada komponen tersebut, spesifikasi server, dan hal-hal lain yang bersifat fisikal. </text:p>
        </text:list-item>
      </text:list>
      <text:h text:style-name="P128" text:outline-level="3"><text:bookmark-start text:name="__RefHeading___Toc852_86123401"/>BlackBox Testing<text:bookmark-end text:name="__RefHeading___Toc852_86123401"/></text:h>
      <text:p text:style-name="P36">Pengujian Software sangat diperlukan untuk memastikan software yang sudah/sedang dibuat dapat berjalan sesuai dengan fungsionalitas yang diharapkan. Pengujian <text:soft-page-break/>software merupakan elemen kritis dari jaminan kualitas software dan merupakan bagian yang tak terpisah dari siklus hidup software yang lain seperti analisis, desain, dan pengkodean <text:bibliography-mark text:identifier="Shi, 2010" text:bibliography-type="journal" text:author="Mingtao Shi" text:title="Software Functional Testing from the Perspective of Business Practice" text:year="2010">[12]</text:bibliography-mark>.</text:p>
      <text:p text:style-name="P36"><text:span text:style-name="T43">Salah satu jenis pengujian software menggunakan metode Black Box Testing. Black Box Testing merupakan pengujian yang berfokus pada spesifikasi fungsional software, tester dapat mendefinisikan kumpulan kondisi input dan melakukan pengetesan pada spesifikasi fungsional program </text:span><text:span text:style-name="T43"><text:bibliography-mark text:identifier="Khan, 2011" text:bibliography-type="journal" text:author="Mohd. Ehmer Khan" text:title="Different Approaches To Black Box Testing Technique For Finding Errors" text:year="2011">[13]</text:bibliography-mark></text:span><text:span text:style-name="T43">.</text:span></text:p>
      <text:p text:style-name="P37">Cara kerja teknik Black Box Tesing terdiri dari 3 langkah:</text:p>
      <text:list xml:id="list4243611205" text:style-name="L10">
        <text:list-item>
          <text:p text:style-name="P87">Input</text:p>
          <text:p text:style-name="P87">Persyaratan dan spesifikasi fungsional dari sistem akan diperiksa. Dokumen desain dan source code aplikasi juga diperiksa.</text:p>
        </text:list-item>
        <text:list-item>
          <text:p text:style-name="P87">Processing Unit</text:p>
          <text:p text:style-name="P87">Pada proses ini akan dilakukan uji kasus dengan inputan dan juga menjalankannya. Tahap ini juga akan dilakukan load testing, stress testing, security review, dan globalization testing. Jika terdapat kekurangan maka akan diperbaiki dan diuji ulang.</text:p>
        </text:list-item>
        <text:list-item>
          <text:p text:style-name="P87">Ouput</text:p>
          <text:p text:style-name="P87">Setelah melalui semua tahap pengujian, maka akan muncul output yang diharapkan dan menyiapkan laporan laporan akhir dari pengujian.</text:p>
        </text:list-item>
      </text:list>
      <text:h text:style-name="P129" text:outline-level="3"/>
      <text:h text:style-name="P131" text:outline-level="3"><text:bookmark-start text:name="__RefHeading___Toc854_86123401"/>Scala Likert<text:bookmark-end text:name="__RefHeading___Toc854_86123401"/></text:h>
      <text:p text:style-name="P38">Scala Likert adalah skala yang digunakan untuk mengukur persepsi, sikap atau pendapat seseorang kelompok mengenai sebuah peristiwa atau fenomena sosial, berdasarkan definisi operasional yang telah ditetapkan oleh peneliti. Dengan skala likert, variabel yang akan diukur dijabarkan menjadi indikator variabel.</text:p>
      <text:p text:style-name="P38">Dalam pengukuran skala likert, terdapat dua bentuk pertanyaan yaitu <text:bibliography-mark text:identifier="Diedit, 2018" text:bibliography-type="article" text:author="Diedit" text:title="Pengertian Skala Likert dan Contoh Cara Hitung Kuesionernya" text:year="2018" text:url="https://www.diedit.com/skala-likert/">[14]</text:bibliography-mark></text:p>
      <text:list xml:id="list3116570208" text:style-name="L11">
        <text:list-item>
          <text:p text:style-name="P88">Pertanyaan Positif</text:p>
          <text:p text:style-name="P88">Digunakan untuk mengukur skala positif. Pertanyaan positif diberi skor 5, 4, 3, 2, dan 1</text:p>
        </text:list-item>
        <text:list-item>
          <text:p text:style-name="P88">Pertanyaan Negatif</text:p>
          <text:p text:style-name="P88">Digunakan untuk mengukur skala negatif. Pertanyaan negatif diberi skor 1, 2, 3, 4, dan 5.</text:p>
        </text:list-item>
      </text:list>
      <text:p text:style-name="P39">Bentuk jawaban Skala Likert antara lain: Sangat Setuj<text:span text:style-name="T44">u, </text:span>Setuju, Ragu-ragu, Tidak Setuju, Sangat Tidak Setuju.</text:p>
      <text:h text:style-name="P120" text:outline-level="2"/>
      <text:h text:style-name="P124" text:outline-level="2"><text:bookmark-start text:name="__RefHeading___Toc123_1871754502"/>Penelitian Terkait<text:bookmark-end text:name="__RefHeading___Toc123_1871754502"/></text:h>
      <text:p text:style-name="P40">Penelitian terkait membahas tentang penelitian-penelitian terdahulu yang memiliki kaitan yang sama dengan penenlitian penulis. </text:p>
      <text:list xml:id="list2388798291" text:style-name="L12">
        <text:list-item>
          <text:p text:style-name="P89">Pada penelitian Pembuatan “Sistem Informasi Registrasi Event dan Ticketing <text:span text:style-name="T9">Lagirame</text:span><text:span text:style-name="T18">” disimpulkan banyak kegiatan atau event yang dilaksanakan di Kota Surakarta maupun di seluruh Indonesia setiap bulannya. Misal konser musik yang mengajak seluruh penikmat musik, atau event book fair yang mengajak para pembaca. Melihat event atau kegiatan tesebut masih ditemukan informasinya tidak terpusat, maka perlu dirancang sebuah sistem informasi manajemen data event, </text:span><text:span text:style-name="T9">Lagirame </text:span><text:span text:style-name="T18"><text:bibliography-mark text:identifier="Wardhana, 2017" text:bibliography-type="journal" text:author="Obeth Dewa Wardhana" text:title="Pembuatan Sistem Informasi Registrasi Event Dan Ticketing “LAGIRAME”" text:year="2017">[15]</text:bibliography-mark></text:span><text:span text:style-name="T18">.</text:span></text:p>
        </text:list-item>
        <text:list-item>
          <text:p text:style-name="P75">Pada penelitian “Pengembangan Sistem Informasi <text:span text:style-name="T9">Event </text:span>Mahasiswa Berbasis Web di Universitas Negeri Yogyakarta” <text:span text:style-name="T45">disimpulkan mahasiswa sering mengadakan berbagai event di kampus, namun event yang diadakan masih disebarkan tidak terpusat sehingga tidak seluruh mahasiswa mengetahui event tersebut maka dibutuhkan sistem informasi kegiatan mahasiswa untuk membantu penyelenggara event menyampaikan informasi event kepada mahasiswa menggunakan aplikasi web yang dikembangkan menggunakan </text:span><text:span text:style-name="T15">framework</text:span><text:span text:style-name="T45"> Laravel </text:span><text:span text:style-name="T45"><text:bibliography-mark text:identifier="Pambudi, 2017" text:bibliography-type="journal" text:author="Nanang Wisnu Pambudi" text:title="Pengembangan Sistem Informasi Event Mahasiswa Berbasis Web Di Universitas Negeri Yogyakarta" text:year="2017">[16]</text:bibliography-mark></text:span><text:span text:style-name="T45">.</text:span></text:p>
        </text:list-item>
        <text:list-item>
          <text:p text:style-name="P76">Pada penelitian “Sistem Informasi Kajian dan dan Event Kerohanian Islam Berbasis Web” <text:span text:style-name="T46">disimpulkan bahwa penyampaian informasi berupa jadwal-jadwal kajian atau jadwal event yang dilakukan masih menggunakan media publikasi yang kurang efektif yaitu berupa poster yang hanya disebarkan di tempat tertentu. Maka dibutuhkan sarana untuk mempermudah penyampaian informasi kepada masyarakat melalui media berupa website </text:span><text:span text:style-name="T46"><text:bibliography-mark text:identifier="Septiani, 2016" text:bibliography-type="journal" text:author="Khoirunnisa Septiani" text:title="Sistem Informasi Kajian Dan Event Kerohanian Islam Berbasis Web" text:year="2016">[17]</text:bibliography-mark></text:span><text:span text:style-name="T46">.</text:span></text:p>
        </text:list-item>
      </text:list>
      <text:h text:style-name="P122" text:outline-level="2"/>
      <text:h text:style-name="P123" text:outline-level="2"><text:bookmark-start text:name="__RefHeading___Toc856_86123401"/>Aplikasi Terkait<text:bookmark-end text:name="__RefHeading___Toc856_86123401"/></text:h>
      <text:p text:style-name="P41">Pada aplikasi terkait membahas aplikasi-aplikasi web yang berikaitan dengan penelitian yang dilakukan penulis. Aplikasi terkait bertujuan sebagai bahan perbandingan dalam membangun dan merancang aplikasi serupa namun dengan mengembangkan fitur-fitur yang belum ada pada aplikasi terkait atau menyesuaikan kebutuhan user.</text:p>
      <text:list xml:id="list392602527" text:style-name="L13">
        <text:list-item>
          <text:p text:style-name="P90"><text:a xlink:type="simple" xlink:href="http://eventbrite.com/" text:style-name="Internet_20_link" text:visited-style-name="Visited_20_Internet_20_Link">Eventbrite</text:a></text:p>
          <text:p text:style-name="P91">Eventbrite merupakan salah satu platform website yang memungkinkan setiap orang untuk membuat event dan menyebarkannya kepada orang lain. Melalui eventbrite banyak kegiatan atau event diselenggarakan, mulai dari event music, konferensi, perlombaan, <text:span text:style-name="T9">hackathon</text:span><text:span text:style-name="T18">, diskusi, talkshow, penggalangan dana, kompetisi game, dan lain-lain. Melalui eventbrite, setiap orang dapat menemukan informasi event atau kegiatan secara terpusat, ditambah dengan adanya fitur ticketing dan online registration sehingga memudahkan user dalam mengikuti berbagai event.</text:span></text:p>
        </text:list-item>
        <text:list-item>
          <text:p text:style-name="P90"><text:a xlink:type="simple" xlink:href="http://jadwalkajian.com/" text:style-name="Internet_20_link" text:visited-style-name="Visited_20_Internet_20_Link">Jadwalkajian</text:a></text:p>
          <text:p text:style-name="P92">Jadwalkajian merupakan platform website yang befokus pada event atau kegiatan keagaamaan. Tujuan dari website jadwalkajian agar kaum muslimin mudah mencari kajian sunnah di berbagai daerah indonesia. Pada website ini setiap kajian menampilkan informasi berupa judul kajian, pemateri, informasi, waktu, serta lokasi kajian.</text:p>
        </text:list-item>
      </text:list>
      <text:h text:style-name="P115" text:outline-level="1"><text:bookmark-start text:name="__RefHeading___Toc125_1871754502"/><text:span text:style-name="T2">BAB III<text:line-break/></text:span>METODOLOGI PENELITIAN<text:bookmark-end text:name="__RefHeading___Toc125_1871754502"/></text:h>
      <text:h text:style-name="Heading_20_2" text:outline-level="2"><text:bookmark-start text:name="__RefHeading___Toc127_1871754502"/>Tahapan Penelitian<text:bookmark-end text:name="__RefHeading___Toc127_1871754502"/></text:h>
      <text:list xml:id="list1133777777" text:style-name="L14">
        <text:list-item>
          <text:p text:style-name="P93">Observasi</text:p>
          <text:p text:style-name="P94">Pada tahapan ini dilakukan observasi <text:span text:style-name="T56">di internet dalam melihat berbagai website yang digunakan untuk menghubungkan kedua belah pihak. Awalnya pengamanatan dilakukan dengan melihat website seperti kitabisa, indorelawan, dan dicoding. Dimana website-website tersebut bertujuan untuk menghubungkan kedua belah pihak yang ingin mengikuti suatu kegiatan.</text:span></text:p>
          <text:p text:style-name="P94"><text:span text:style-name="T56">Setelah melihat dan mengumpulkan informasi tersebut, maka dilakukan pengamatan terhadap website yang menghubungkan kedua belah pihak namun dalam ruang lingkup keagamaan, setelah itu dilakukan pengamatan di internet </text:span>untuk mencari tahu <text:span text:style-name="T56">website-website yang menyediakan informasi-informasi kajian.</text:span></text:p>
          <text:p text:style-name="P95">Hasil yang didapatkan sudah tersedia beberapa website yang menyampaikan informasi-informasi kajian, namun website tersebut hanya sebatas menyampaikan informasi saja namun tidak adanya fitur <text:span text:style-name="T9">regitration</text:span> dan <text:span text:style-name="T9">ticketing.</text:span></text:p>
        </text:list-item>
        <text:list-item>
          <text:p text:style-name="P93">Kajian Literatur</text:p>
          <text:p text:style-name="P96">Kajian literatur bertujuan untuk memperkuat hasil observasi yang telah didapatkan. Studi literatur dilakukan dengan cara mencari, mengumpulkan, membaca artikel, jurnal, tugas akhir, <text:span text:style-name="T9">ebook</text:span>, website yang berkaitan dengan penelitian penulis.</text:p>
          <text:p text:style-name="P96">Hasil yang didapatkan dari kajian literatur berupa <text:span text:style-name="T57">perancangan dan implementasi penelitian yang telah dilakukan, mengetahui </text:span><text:span text:style-name="T17">Minimun Viable Produk</text:span><text:span text:style-name="T57"> (MVP) yang telah dilakukan oleh peneliti sebelumya, kemudian </text:span><text:soft-page-break/><text:span text:style-name="T57">mengetahui kekurangan yang pada penelitian sebelumnya sehingga penulis bisa melanjutkan penelitian meningkatkan fitur yang belum ada.</text:span></text:p>
        </text:list-item>
        <text:list-item>
          <text:p text:style-name="P93">Analisis</text:p>
          <text:p text:style-name="P97">Setelah mendapatkan gambaran secara umum dari penelitian sebelumnya dan juga gambaran aplikasi yang ingin dibuat, maka penulis berusaha menganalisa hal-hal apa saja yang harus ditambahkan dari penelitian sebelumnya.</text:p>
          <text:p text:style-name="P97">Pada tahapan analisis bertujuan untuk mengidentifikasi dan mengevaluasi permasalahan dan kendala yang ada sehingga solusi yang ditawarkan akan disesuaikan dengan hasil analisa. <text:span text:style-name="T59">Dengan mengetahui berbagai kendala dan kekurangan, diharapkan nantinya produk yang dikembangkan dapat meningkatkan dan memperbaiki kekurangan yang ada pada produk sebelumnya.</text:span></text:p>
        </text:list-item>
        <text:list-item>
          <text:p text:style-name="P93">Perancangan</text:p>
          <text:p text:style-name="P98">Pada tahapan ini dilakukan perancangan sistem berdasarkan hasil analisis yang telah dilakukan pada tahap sebelumnya. Perancangan sistem dirancang menggunakan UML sebagai sebuah bahasa yang <text:span text:style-name="T60">menawarkan sebuah standar untuk merancang model sebuah sistem.</text:span></text:p>
          <text:p text:style-name="P99">Perancangan suatu sistem menggunakan UML terdiri dari perancangan Use Case Diagram, Acitivity Diagram, Sequence Diagram, Collaboration Diagram, Class Diagram, Diagram State, Component Diagram, dan Deployment Diagram.</text:p>
        </text:list-item>
        <text:list-item>
          <text:p text:style-name="P100">Implem<text:span text:style-name="T58">entasi</text:span></text:p>
          <text:p text:style-name="P101">Tahapan selanjutnya yang dilakukan adalah Implementasi berdasarkan hasil perancangan yang sudah dibuat. Implementasi dilakukan dengan <text:span text:style-name="T61">pengkodeadn bahasa pemrograman </text:span>atau <text:span text:style-name="T9">coding</text:span><text:span text:style-name="T18"> yang bertujuan menghasilkan suatu produk berupa website yang akan digunakan.</text:span></text:p>
          <text:p text:style-name="P77">Pengkodean dimulai dari merancang front end website yang berguna untuk membuat tampilan website, kemudian akan dilakukan pengkodean pada bagian back end agar website bisa berjalan sesuai fungsionalitas.</text:p>
        </text:list-item>
      </text:list>
      <text:h text:style-name="P121" text:outline-level="2"><text:bookmark-start text:name="__RefHeading___Toc129_1871754502"/><text:soft-page-break/>Rancangan Penelitian<text:bookmark-end text:name="__RefHeading___Toc129_1871754502"/></text:h>
      <text:h text:style-name="P130" text:outline-level="3"><text:bookmark-start text:name="__RefHeading___Toc131_1871754502"/>Metode Penelitian<text:bookmark-end text:name="__RefHeading___Toc131_1871754502"/></text:h>
      <text:p text:style-name="P46">Dalam penelitian yang dilakukan ini penulis menggunakan metode penelitian deskriptif <text:span text:style-name="T70">kualitatif</text:span>. <text:span text:style-name="T69">Metode penelitian deskriptif dipilih karena bertujuan untuk mendeskripsikan suatu gejala, peristiwa, kejadian yang terjadi secara faktual, sistematis, dan akurat. Penelitian desksriptif memusatkan perhatian kepada masalah-masalah yang terjadi pada penelitian berlangsung.</text:span></text:p>
      <text:h text:style-name="Heading_20_3" text:outline-level="3"><text:bookmark-start text:name="__RefHeading___Toc133_1871754502"/>Jenis Penelitian<text:bookmark-end text:name="__RefHeading___Toc133_1871754502"/></text:h>
      <text:h text:style-name="Heading_20_3" text:outline-level="3"><text:bookmark-start text:name="__RefHeading___Toc135_1871754502"/>Metode Pengumpulan Data<text:bookmark-end text:name="__RefHeading___Toc135_1871754502"/></text:h>
      <text:h text:style-name="Heading_20_3" text:outline-level="3"><text:bookmark-start text:name="__RefHeading___Toc137_1871754502"/>Lingkungan Pengembangan<text:bookmark-end text:name="__RefHeading___Toc137_1871754502"/></text:h>
      <text:h text:style-name="P132" text:outline-level="4"><text:bookmark-start text:name="__RefHeading___Toc1086_3030174532"/>Tempat/Lokasi<text:bookmark-end text:name="__RefHeading___Toc1086_3030174532"/></text:h>
      <text:p text:style-name="P44">Penulis melakukan penelitian pada Semester 6 dalam rangka menyusun Tugsa Akhir. Penelitian dilaksanakan di Kampus B STT Terpadu Nurul Fikri, yang beralamat di Jalan Lenteng Agung Raya No.20, Srengseng Sawah, Lenteng Agung – Jakarta Selatan 12640.</text:p>
      <text:h text:style-name="P132" text:outline-level="4"><text:bookmark-start text:name="__RefHeading___Toc1088_3030174532"/>Bahan dan Alat<text:bookmark-end text:name="__RefHeading___Toc1088_3030174532"/></text:h>
      <text:p text:style-name="P45">Penelitian yang dilakukan <text:span text:style-name="T62">untuk membangun suatu produk website </text:span>membutuhkan bahan dan alat sebagai sarana dalam <text:span text:style-name="T62">pengembangan</text:span>. Adapun bahan dan alat yang digunakan sebagai berikut.</text:p>
      <text:list xml:id="list981574927" text:style-name="L15">
        <text:list-item>
          <text:p text:style-name="P102">Laptop Acer E1-471</text:p>
          <text:list>
            <text:list-item>
              <text:p text:style-name="P103">Processor: Intel Core i3, 2.20GHz</text:p>
            </text:list-item>
            <text:list-item>
              <text:p text:style-name="P103">RAM: 8GB</text:p>
            </text:list-item>
            <text:list-item>
              <text:p text:style-name="P103">System Type: 64 bit Operating System</text:p>
            </text:list-item>
          </text:list>
          <text:p text:style-name="P103"><text:span text:style-name="T68">Laptop d</text:span>igunakan <text:span text:style-name="T68">sebagai device yang membantu penyusunan tugas akhir.</text:span></text:p>
        </text:list-item>
        <text:list-item>
          <text:p text:style-name="P104"><text:soft-page-break/>Xubuntu 14.04.5</text:p>
          <text:p text:style-name="P103">Sistem Operasi berbasis Linux yang digunakan untuk membantu menyusun penelitian dalam bentuk tugas akhir. <text:span text:style-name="T67">Xubuntu merupakan varian dari sistem operasi Ubuntu, namun Xubuntu memiliki perbedaan dengan Ubuntu yang terletak pada Desktop Environtment yang digunakan.LibreOffice</text:span></text:p>
          <text:p text:style-name="P103">Salah satu perangkat lunak perkantoran <text:span text:style-name="T66">selain Microsoft Office. LibreOffice adalah perangkat lunak yang bersifat</text:span> open source yang digunakan <text:span text:style-name="T65">untuk</text:span> menulis penelitian dalam bentuk tugas akhir.</text:p>
        </text:list-item>
        <text:list-item>
          <text:p text:style-name="P104">XAMPP</text:p>
          <text:p text:style-name="P103">XAMPP adalah<text:span text:style-name="T63"> kumpulan dari berbagai </text:span>perangkat lunak open source yang <text:span text:style-name="T63">digunakan untuk membantu programmer dalam menggunakan web server, database, dan juga phpmyadmin.</text:span></text:p>
        </text:list-item>
        <text:list-item>
          <text:p text:style-name="P105">Google Chrome</text:p>
          <text:p text:style-name="P106">Web Browser Google Chrome digunakan untuk melihat hasil aplikasi yang sudah dibuat, serta web browser digunakan sebagai debugging aplikasi web yang sedang dikembangkan.</text:p>
        </text:list-item>
        <text:list-item>
          <text:p text:style-name="P102">Framework Laravel</text:p>
          <text:p text:style-name="P107">Laravel adalah framework PHP yang digunakan untuk mengembangkan aplikasi website. Framework Laravel menggunakan konsep MVC <text:span text:style-name="T64">dalam mengembangakan suatu website.</text:span></text:p>
        </text:list-item>
      </text:list>
      <text:h text:style-name="Heading_20_3" text:outline-level="3"><text:bookmark-start text:name="__RefHeading___Toc139_1871754502"/>Waktu Penelitian<text:bookmark-end text:name="__RefHeading___Toc139_1871754502"/></text:h>
      <text:p text:style-name="Text_20_body"><draw:frame draw:style-name="fr2" draw:name="Image1" text:anchor-type="paragraph" svg:width="5.7681in" svg:height="1.4098in" draw:z-index="2"><draw:image xlink:href="Pictures/100002010000043C00000109BE261EEABE652E7C.png" xlink:type="simple" xlink:show="embed" xlink:actuate="onLoad" loext:mime-type="image/png"/></draw:frame></text:p>
      <text:h text:style-name="P123" text:outline-level="2"><text:bookmark-start text:name="__RefHeading___Toc1016_731558614"/>Metode Pengembangan Perangkat <text:span text:style-name="T55">Lunak</text:span><text:bookmark-end text:name="__RefHeading___Toc1016_731558614"/></text:h>
      <text:p text:style-name="P42">Metode pengembangan perangkat lunak yang digunakan pada penelitian ini adalah Scrum. Pada prosesnya, pengembangan dibagi ke dalam beberapa iterasi kecil yang disebut Sprint. Suatu Sprint merupakan iterasi <text:span text:style-name="T54">dan</text:span> <text:span text:style-name="T53">akan</text:span> terus bertambah <text:span text:style-name="T53">(incremental) yang pada akhirnya menjadi </text:span>suatu fitur.</text:p>
      <text:p text:style-name="P43">Proses pengembangan Scrum dikelompokkan menjadi lima fase. Fase-fase tersebut adalah sebagai berikut:</text:p>
      <text:list xml:id="list1793823970" text:style-name="L16">
        <text:list-item>
          <text:p text:style-name="P108">Initiate</text:p>
          <text:p text:style-name="P109">Fase ini <text:span text:style-name="T52">meliputi proses </text:span>yang berkaitan dengan <text:span text:style-name="T52">tahapan awal</text:span> projek. Fase ini meliputi pembuatan visi project, pembentukan tim, serta <text:span text:style-name="T48">pembuatan</text:span> produk backlog.</text:p>
        </text:list-item>
        <text:list-item>
          <text:p text:style-name="P108">Plan and Estimate</text:p>
          <text:p text:style-name="P110">Fase ini terdiri dari proses-proses yang berkaitan dengan perencanaan dan estimasi tugas. <text:span text:style-name="T49">Fase ini meliputi pembuatan User Stories, membuat dan mengestimasi </text:span><text:span text:style-name="T16">task</text:span><text:span text:style-name="T49">, serta membuat sprint backlog.</text:span></text:p>
        </text:list-item>
        <text:list-item>
          <text:p text:style-name="P108">Implement</text:p>
          <text:p text:style-name="P111">Fase ini berkaitan dengan pelaksanaan <text:span text:style-name="T9">task</text:span> <text:span text:style-name="T50">yang telah didefinisikan serta</text:span> <text:span text:style-name="T50">melakukan </text:span>aktivitas-<text:span text:style-name="T51">aktivitas</text:span> untuk <text:span text:style-name="T50">membentuk</text:span> <text:span text:style-name="T50">suatu produk.</text:span></text:p>
        </text:list-item>
        <text:list-item>
          <text:p text:style-name="P108">Review and Retrospect</text:p>
          <text:p text:style-name="P112">Fase ini berfokus meninjau hasil pekerjaan yang telah dilakukan dan melakukan peningkatan praktik dan metode yang digunakan untuk melakukan project.</text:p>
        </text:list-item>
        <text:list-item>
          <text:p text:style-name="P108">Release</text:p>
          <text:p text:style-name="P112">Fase ini digunakan untuk mengirim produk yang telah memenuhi seluruh acceptance criteria kepada client. Fase ini juga melakukan identifikasi dan dokumentasi mengenai pelajaran yang didapat selama mengerjakan proyek.</text:p>
        </text:list-item>
      </text:list>
      <text:bibliography text:style-name="Sect1" text:protected="true" text:name="Bibliography1">
        <text:bibliography-source>
          <text:index-title-template text:style-name="Bibliography_20_Heading">Daftar Pustak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phy1_Head">
            <text:p text:style-name="P49">Daftar Pustaka</text:p>
          </text:index-title>
          <text:p text:style-name="P51">1: Sareh Aghaei, Mohammad Ali Nematbakhsh, and Hadi Khosravi Farsani, Evolution of the World Wide Web from Web 1.0 to Web 4.0, 2012</text:p>
          <text:p text:style-name="P51">2: Internet Live Stats, Total number of Websites, 2018, http://www.internetlivestats.com/total-number-of-websites/</text:p>
          <text:p text:style-name="P51">3: Kenneth C. Laudon, Jane P. Laudon, Management Information Systems: Managing The Digital Firm, 2012</text:p>
          <text:p text:style-name="P51">4: James A. O'Brien, George Marakas, Management Information Systems, 2011</text:p>
          <text:p text:style-name="P51">5: MARTIN BJÖREMO, PREDRAG TRNINIĆ, Evaluation of web application frameworks, 2010</text:p>
          <text:p text:style-name="P51">6: Chanchai Supaartagorn, PHP Web Authoring for Database Management based on MVC Pattern, 2011</text:p>
          <text:p text:style-name="P51">7: Pastima Simanjuntak, Arwin Kasnady, ANALISIS MODEL VIEW CONTROLLER (MVC) PADA BAHASA PHP, 2016</text:p>
          <text:p text:style-name="P51">8: Tutorials Point, Laravel Tutorial, 2016</text:p>
          <text:p text:style-name="P51">9: MySQL, What is MySQL, 2018, https://dev.mysql.com/doc/refman/8.0/en/what-is-mysql.html</text:p>
          <text:p text:style-name="P51">10: Ken Schwaber dan Jeff Sutherland, Panduan Scrum, 2017</text:p>
          <text:p text:style-name="P51">11: Sri Dharwiyanti, Pengantar Unified Modeling Language (UML), 2003</text:p>
          <text:p text:style-name="P51">12: Mingtao Shi, Software Functional Testing from the Perspective of Business Practice, 2010</text:p>
          <text:p text:style-name="P51">13: Mohd. Ehmer Khan, Different Approaches To Black Box Testing Technique For Finding Errors, 2011</text:p>
          <text:p text:style-name="P51">14: Diedit, Pengertian Skala Likert dan Contoh Cara Hitung Kuesionernya, 2018</text:p>
          <text:p text:style-name="P51">15: Obeth Dewa Wardhana, Pembuatan Sistem Informasi Registrasi Event Dan Ticketing “LAGIRAME”, 2017</text:p>
          <text:p text:style-name="P51">16: Nanang Wisnu Pambudi, Pengembangan Sistem Informasi Event Mahasiswa Berbasis Web Di Universitas Negeri Yogyakarta, 2017</text:p>
          <text:p text:style-name="P51">17: Khoirunnisa Septiani, Sistem Informasi Kajian Dan Event Kerohanian Islam Berbasis Web, 2016</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d" fo:country="ID"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writing-mode="page"/>
      <style:text-properties style:font-name="Times New Roman" fo:font-family="'Times New Roman'" style:font-style-name="Regular" style:font-family-generic="roman" style:font-pitch="variable" officeooo:rsid="000c8ec6"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50%" style:writing-mode="pag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1665in" fo:margin-bottom="0.0835in" loext:contextual-spacing="false" fo:text-align="center" style:justify-single-word="false" style:page-number="auto" fo:background-color="transparent" style:shadow="none" style:writing-mode="page">
        <style:tab-stops/>
      </style:paragraph-properties>
      <style:text-properties fo:text-transform="uppercase" style:font-name="Times New Roman1" fo:font-family="'Times New Roman'" style:font-style-name="Bold" style:font-family-generic="roman" style:font-pitch="variable" fo:font-size="130%" fo:font-weight="bold" fo:background-color="#ffffff" style:font-size-asian="130%" style:font-weight-asian="bold" style:font-size-complex="130%" style:font-weight-complex="600"/>
    </style:style>
    <style:style style:name="Contents_20_Heading" style:display-name="Contents Heading" style:family="paragraph" style:parent-style-name="Heading" style:class="index">
      <loext:graphic-properties draw:fill="none" draw:fill-color="#729fcf"/>
      <style:paragraph-properties fo:margin-left="0in" fo:margin-right="0in" fo:text-align="center" style:justify-single-word="false" fo:text-indent="0in" style:auto-text-indent="false" fo:background-color="transparent" style:shadow="none" text:number-lines="false" text:line-number="0" style:writing-mode="page">
        <style:tab-stops/>
      </style:paragraph-properties>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top="0.139in" fo:margin-bottom="0.0835in" loext:contextual-spacing="false" fo:line-height="150%"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115%" fo:font-weight="bold" style:font-size-asian="115%" style:font-weight-asian="bold" style:font-size-complex="115%" style:font-weight-complex="600"/>
    </style:style>
    <style:style style:name="Contents_20_1" style:display-name="Contents 1" style:family="paragraph" style:parent-style-name="Index" style:class="index">
      <style:paragraph-properties fo:margin-left="0in" fo:margin-right="0in" fo:text-indent="0in" style:auto-text-indent="false" style:writing-mode="page">
        <style:tab-stops>
          <style:tab-stop style:position="6.6929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writing-mode="page">
        <style:tab-stops/>
      </style:paragraph-properties>
      <style:text-properties style:font-name="Times New Roman1" fo:font-family="'Times New Roman'" style:font-style-name="Bold" style:font-family-generic="roman" style:font-pitch="variable" fo:font-size="101%"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master-page-name="">
      <style:paragraph-properties fo:margin-top="0.0835in" fo:margin-bottom="0.0835in" loext:contextual-spacing="false" style:page-number="auto" style:writing-mode="page"/>
      <style:text-properties fo:font-size="95%"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fo:text-align="end" style:justify-single-word="false" text:number-lines="false" text:line-number="0" style:writing-mode="page">
        <style:tab-stops>
          <style:tab-stop style:position="3.3465in" style:type="center"/>
          <style:tab-stop style:position="6.6929in" style:type="right"/>
        </style:tab-stops>
      </style:paragraph-properties>
      <style:text-properties fo:background-color="#ffffff"/>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master-page-name="">
      <loext:graphic-properties draw:fill="none" draw:fill-color="#729fcf"/>
      <style:paragraph-properties fo:margin-left="0in" fo:margin-right="0in" fo:text-align="center" style:justify-single-word="false" fo:text-indent="0in" style:auto-text-indent="false" style:page-number="auto" fo:background-color="transparent" style:shadow="none" text:number-lines="false" text:line-number="0" style:writing-mode="page">
        <style:tab-stops/>
      </style:paragraph-properties>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600"/>
    </style:style>
    <style:style style:name="Bibliography_20_1" style:display-name="Bibliography 1" style:family="paragraph" style:parent-style-name="Index" style:class="index" style:master-page-name="">
      <style:paragraph-properties fo:margin-left="0in" fo:margin-right="0in" fo:text-align="justify" style:justify-single-word="false" fo:text-indent="0in" style:auto-text-indent="false" style:page-number="auto" style:writing-mode="page">
        <style:tab-stops>
          <style:tab-stop style:position="6.6929in" style:type="right" style:leader-style="dotted" style:leader-text="."/>
        </style:tab-stops>
      </style:paragraph-properties>
    </style:style>
    <style:style style:name="Gambar" style:family="paragraph" style:parent-style-name="Caption" style:master-page-name="">
      <loext:graphic-properties draw:fill="none" draw:fill-color="#729fcf"/>
      <style:paragraph-properties fo:text-align="center" style:justify-single-word="false" style:page-number="auto" fo:background-color="transparent" style:shadow="none" style:writing-mode="page">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Putih" style:family="text">
      <style:text-properties fo:text-transform="uppercase" fo:color="#ffffff" style:font-name="Times New Roman1" fo:font-family="'Times New Roman'" style:font-style-name="Bold" style:font-family-generic="roman" style:font-pitch="variable" fo:font-size="5%" fo:font-weight="normal" officeooo:rsid="0019a023" fo:background-color="#ffffff" style:font-name-asian="Droid Sans Fallback" style:font-family-asian="'Droid Sans Fallback'" style:font-family-generic-asian="system" style:font-pitch-asian="variable" style:font-size-asian="130%" style:font-weight-asian="bold" style:font-name-complex="FreeSans" style:font-family-complex="FreeSans" style:font-family-generic-complex="system" style:font-pitch-complex="variable" style:font-size-complex="130%" style:font-weight-complex="6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Putih"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prefix=" " style:num-format="1" text:display-levels="3">
        <style:list-level-properties text:list-level-position-and-space-mode="label-alignment">
          <style:list-level-label-alignment text:label-followed-by="space"/>
        </style:list-level-properties>
      </text:outline-level-style>
      <text:outline-level-style text:level="4" style:num-prefix=" " style:num-suffix=" " style:num-format="1" text:display-levels="4">
        <style:list-level-properties text:list-level-position-and-space-mode="label-alignment">
          <style:list-level-label-alignment text:label-followed-by="nothing"/>
        </style:list-level-properties>
      </text:outline-level-style>
      <text:outline-level-style text:level="5" style:num-prefix=" " style:num-suffix=" " style:num-format="1" text:display-levels="5">
        <style:list-level-properties text:list-level-position-and-space-mode="label-alignment">
          <style:list-level-label-alignment text:label-followed-by="nothing"/>
        </style:list-level-properties>
      </text:outline-level-style>
      <text:outline-level-style text:level="6" style:num-prefix=" " style:num-suffix=" " style:num-format="1" text:display-levels="6">
        <style:list-level-properties text:list-level-position-and-space-mode="label-alignment">
          <style:list-level-label-alignment text:label-followed-by="nothing"/>
        </style:list-level-properties>
      </text:outline-level-style>
      <text:outline-level-style text:level="7" style:num-prefix=" " style:num-suffix=" " style:num-format="1" text:display-levels="7">
        <style:list-level-properties text:list-level-position-and-space-mode="label-alignment">
          <style:list-level-label-alignment text:label-followed-by="nothing"/>
        </style:list-level-properties>
      </text:outline-level-style>
      <text:outline-level-style text:level="8" style:num-prefix=" " style:num-suffix=" " style:num-format="1" text:display-levels="8">
        <style:list-level-properties text:list-level-position-and-space-mode="label-alignment">
          <style:list-level-label-alignment text:label-followed-by="nothing"/>
        </style:list-level-properties>
      </text:outline-level-style>
      <text:outline-level-style text:level="9" style:num-prefix=" " style:num-suffix=" " style:num-format="1" text:display-levels="9">
        <style:list-level-properties text:list-level-position-and-space-mode="label-alignment">
          <style:list-level-label-alignment text:label-followed-by="nothing"/>
        </style:list-level-properties>
      </text:outline-level-style>
      <text:outline-level-style text:level="10" style:num-prefix=" " style:num-suffix=" " style:num-format="1" text:display-levels="10">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 style:print-orientation="portrait" fo:margin-top="1in" fo:margin-bottom="1in" fo:margin-left="1.25in" fo:margin-right="1.25in" fo:background-color="transparent" style:writing-mode="lr-tb"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i"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top="1in" fo:margin-bottom="1in" fo:margin-left="1.25in" fo:margin-right="1.25in" style:shadow="none" fo:background-color="transparent" style:writing-mode="lr-tb"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8.2681in" fo:page-height="11.6929in" style:num-format="1" style:print-orientation="portrait" fo:margin-top="0.7874in" fo:margin-bottom="0.7874in" fo:margin-left="0.7874in" fo:margin-right="0.7874in" style:shadow="none" fo:background-color="transparent" style:writing-mode="lr-tb"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Cover_20_Depan" style:display-name="Cover Depan" style:page-layout-name="Mpm2" style:next-style-name="Cover_20_Dalam"/>
    <style:master-page style:name="Cover_20_Dalam" style:display-name="Cover Dalam" style:page-layout-name="Mpm3" style:next-style-name="Pernyataan_20_Orisinalitas">
      <style:footer>
        <text:p text:style-name="Footer"><text:page-number text:select-page="current">ii</text:page-number></text:p>
      </style:footer>
    </style:master-page>
    <style:master-page style:name="Pernyataan_20_Orisinalitas" style:display-name="Pernyataan Orisinalitas" style:page-layout-name="Mpm3" style:next-style-name="Pengesahan">
      <style:footer>
        <text:p text:style-name="Footer"><text:page-number text:select-page="current">iii</text:page-number></text:p>
      </style:footer>
    </style:master-page>
    <style:master-page style:name="Pengesahan" style:page-layout-name="Mpm3" style:next-style-name="Pengantar">
      <style:footer>
        <text:p text:style-name="Footer"><text:page-number text:select-page="current">iv</text:page-number></text:p>
      </style:footer>
    </style:master-page>
    <style:master-page style:name="Pengantar" style:page-layout-name="Mpm3" style:next-style-name="Publikasi">
      <style:footer>
        <text:p text:style-name="Footer"><text:page-number text:select-page="current">v</text:page-number></text:p>
      </style:footer>
    </style:master-page>
    <style:master-page style:name="Publikasi" style:page-layout-name="Mpm4" style:next-style-name="Abstrak">
      <style:footer>
        <text:p text:style-name="Footer"/>
      </style:footer>
      <style:footer-first>
        <text:p text:style-name="Footer"><text:page-number text:select-page="current">1</text:page-number></text:p>
      </style:footer-first>
      <style:footer-left>
        <text:p text:style-name="Footer"/>
      </style:footer-left>
    </style:master-page>
    <style:master-page style:name="Abstrak" style:page-layout-name="Mpm5">
      <style:footer>
        <text:p text:style-name="Footer"><text:page-number text:select-page="current">3</text:page-number></text:p>
      </style:footer>
    </style:master-page>
    <style:master-page style:name="Isi" style:page-layout-name="Mpm5">
      <style:footer>
        <text:p text:style-name="Footer"><text:page-number text:select-page="current">26</text:page-number></text:p>
      </style:footer>
    </style:master-page>
    <style:master-page style:name="Daftar_20_Gambar" style:display-name="Daftar Gambar" style:page-layout-name="Mpm6" style:next-style-name="Daftar_20_Tabel">
      <style:footer>
        <text:p text:style-name="Footer"><text:page-number text:select-page="current">6</text:page-number></text:p>
      </style:footer>
    </style:master-page>
    <style:master-page style:name="Daftar_20_Tabel" style:display-name="Daftar Tabel" style:page-layout-name="Mpm7" style:next-style-name="Isi">
      <style:footer>
        <text:p text:style-name="Footer"><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8T19:54:51.941580049</meta:creation-date>
    <meta:generator>LibreOffice/5.4.7.2$Linux_X86_64 LibreOffice_project/c838ef25c16710f8838b1faec480ebba495259d0</meta:generator>
    <dc:date>2018-06-27T20:50:00.023326797</dc:date>
    <meta:editing-duration>PT17H31M50S</meta:editing-duration>
    <meta:editing-cycles>170</meta:editing-cycles>
    <meta:document-statistic meta:table-count="0" meta:image-count="3" meta:object-count="0" meta:page-count="32" meta:paragraph-count="258" meta:word-count="3751" meta:character-count="28163" meta:non-whitespace-character-count="24708"/>
  </office:meta>
</office:document-meta>
</file>